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46in"/>
    </style:style>
    <style:style style:name="co2" style:family="table-column">
      <style:table-column-properties fo:break-before="auto" style:column-width="0.6583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579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#p</text:p>
          </table:table-cell>
          <table:table-cell office:value-type="string">
            <text:p>#proc</text:p>
          </table:table-cell>
          <table:table-cell office:value-type="string">
            <text:p>SIZE</text:p>
          </table:table-cell>
          <table:table-cell office:value-type="string">
            <text:p>MSGS</text:p>
          </table:table-cell>
          <table:table-cell office:value-type="string">
            <text:p>T_mpi</text:p>
          </table:table-cell>
          <table:table-cell office:value-type="string">
            <text:p>T_ring</text:p>
          </table:table-cell>
          <table:table-cell office:value-type="string">
            <text:p>T_mesh</text:p>
          </table:table-cell>
          <table:table-cell office:value-type="string">
            <text:p>T_cube</text:p>
          </table:table-cell>
        </table:table-row>
        <table:table-row table:style-name="ro2">
          <table:table-cell table:number-columns-repeated="2"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5074">
            <text:p>5074</text:p>
          </table:table-cell>
          <table:table-cell table:formula="of:=(60 + 0.0085*([.C2]/[.B2]))*([.B2]-1)" office:value-type="float" office:value="420.371875">
            <text:p>420.371875</text:p>
          </table:table-cell>
          <table:table-cell table:formula="of:=60*(SQRT([.B2])-1) + 0.0085*[.C2]*([.B2]-1)" office:value-type="float" office:value="112.680627484771">
            <text:p>112.6806274848</text:p>
          </table:table-cell>
          <table:table-cell table:formula="of:=60*(LOG([.B2];2)) + 0.0085*[.C2]*([.B2]-1)" office:value-type="float" office:value="182.975">
            <text:p>182.97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271">
            <text:p>5271</text:p>
          </table:table-cell>
          <table:table-cell table:formula="of:=(60 + 0.0085*[.C3])*([.B3]-1)" office:value-type="float" office:value="425.95">
            <text:p>425.95</text:p>
          </table:table-cell>
          <table:table-cell table:formula="of:=60*(SQRT([.B3])-1) + 0.0085*[.C3]*([.B3]-1)" office:value-type="float" office:value="115.655627484771">
            <text:p>115.6556274848</text:p>
          </table:table-cell>
          <table:table-cell table:formula="of:=60*(LOG([.B3];2)) + 0.0085*[.C3]*([.B3]-1)" office:value-type="float" office:value="185.95">
            <text:p>185.9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7852">
            <text:p>7852</text:p>
          </table:table-cell>
          <table:table-cell table:formula="of:=(60 + 0.0085*[.C4])*([.B4]-1)" office:value-type="float" office:value="479.5">
            <text:p>479.5</text:p>
          </table:table-cell>
          <table:table-cell table:formula="of:=60*(SQRT([.B4])-1) + 0.0085*[.C4]*([.B4]-1)" office:value-type="float" office:value="169.205627484771">
            <text:p>169.2056274848</text:p>
          </table:table-cell>
          <table:table-cell table:formula="of:=60*(LOG([.B4];2)) + 0.0085*[.C4]*([.B4]-1)" office:value-type="float" office:value="239.5">
            <text:p>239.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5157">
            <text:p>5157</text:p>
          </table:table-cell>
          <table:table-cell table:formula="of:=(60 + 0.0085*[.C5])*([.B5]-1)" office:value-type="float" office:value="658">
            <text:p>658</text:p>
          </table:table-cell>
          <table:table-cell table:formula="of:=60*(SQRT([.B5])-1) + 0.0085*[.C5]*([.B5]-1)" office:value-type="float" office:value="347.705627484771">
            <text:p>347.7056274848</text:p>
          </table:table-cell>
          <table:table-cell table:formula="of:=60*(LOG([.B5];2)) + 0.0085*[.C5]*([.B5]-1)" office:value-type="float" office:value="418">
            <text:p>418</text:p>
          </table:table-cell>
        </table:table-row>
        <table:table-row table:style-name="ro2">
          <table:table-cell>
            <draw:frame table:end-cell-address="Sheet1_2.N30" table:end-x="0.0063in" table:end-y="0.1224in" draw:z-index="0" draw:style-name="gr1" draw:text-style-name="P1" svg:width="9.7402in" svg:height="3.9437in" svg:x="0.061in" svg:y="0.0311in">
              <draw:object draw:notify-on-update-of-ranges="Sheet1_2.A2:Sheet1_2.A36 Sheet1_2.E1:Sheet1_2.E1 Sheet1_2.E2:Sheet1_2.E52 Sheet1_2.F1:Sheet1_2.F1 Sheet1_2.F2:Sheet1_2.F52 Sheet1_2.G1:Sheet1_2.G1 Sheet1_2.G2:Sheet1_2.G52 Sheet1_2.H1:Sheet1_2.H1 Sheet1_2.H2:Sheet1_2.H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5089">
            <text:p>5089</text:p>
          </table:table-cell>
          <table:table-cell table:formula="of:=(60 + 0.0085*[.C6])*([.B6]-1)" office:value-type="float" office:value="896">
            <text:p>896</text:p>
          </table:table-cell>
          <table:table-cell table:formula="of:=60*(SQRT([.B6])-1) + 0.0085*[.C6]*([.B6]-1)" office:value-type="float" office:value="585.705627484771">
            <text:p>585.7056274848</text:p>
          </table:table-cell>
          <table:table-cell table:formula="of:=60*(LOG([.B6];2)) + 0.0085*[.C6]*([.B6]-1)" office:value-type="float" office:value="656">
            <text:p>656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54210">
            <text:p>54210</text:p>
          </table:table-cell>
          <table:table-cell table:formula="of:=(60 + 0.0085*[.C7])*([.B7]-1)" office:value-type="float" office:value="3395">
            <text:p>3395</text:p>
          </table:table-cell>
          <table:table-cell table:formula="of:=60*(SQRT([.B7])-1) + 0.0085*[.C7]*([.B7]-1)" office:value-type="float" office:value="3084.70562748477">
            <text:p>3084.7056274848</text:p>
          </table:table-cell>
          <table:table-cell table:formula="of:=60*(LOG([.B7];2)) + 0.0085*[.C7]*([.B7]-1)" office:value-type="float" office:value="3155">
            <text:p>315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5000">
            <text:p>75000</text:p>
          </table:table-cell>
          <table:table-cell office:value-type="float" office:value="50">
            <text:p>50</text:p>
          </table:table-cell>
          <table:table-cell office:value-type="float" office:value="51922">
            <text:p>51922</text:p>
          </table:table-cell>
          <table:table-cell table:formula="of:=(60 + 0.0085*[.C8])*([.B8]-1)" office:value-type="float" office:value="4882.5">
            <text:p>4882.5</text:p>
          </table:table-cell>
          <table:table-cell table:formula="of:=60*(SQRT([.B8])-1) + 0.0085*[.C8]*([.B8]-1)" office:value-type="float" office:value="4572.20562748477">
            <text:p>4572.2056274848</text:p>
          </table:table-cell>
          <table:table-cell table:formula="of:=60*(LOG([.B8];2)) + 0.0085*[.C8]*([.B8]-1)" office:value-type="float" office:value="4642.5">
            <text:p>4642.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55315">
            <text:p>55315</text:p>
          </table:table-cell>
          <table:table-cell table:formula="of:=(60 + 0.0085*[.C9])*([.B9]-1)" office:value-type="float" office:value="6370">
            <text:p>6370</text:p>
          </table:table-cell>
          <table:table-cell table:formula="of:=60*(SQRT([.B9])-1) + 0.0085*[.C9]*([.B9]-1)" office:value-type="float" office:value="6059.70562748477">
            <text:p>6059.7056274848</text:p>
          </table:table-cell>
          <table:table-cell table:formula="of:=60*(LOG([.B9];2)) + 0.0085*[.C9]*([.B9]-1)" office:value-type="float" office:value="6130">
            <text:p>613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50000">
            <text:p>150000</text:p>
          </table:table-cell>
          <table:table-cell office:value-type="float" office:value="50">
            <text:p>50</text:p>
          </table:table-cell>
          <table:table-cell office:value-type="float" office:value="43486">
            <text:p>43486</text:p>
          </table:table-cell>
          <table:table-cell table:formula="of:=(60 + 0.0085*[.C10])*([.B10]-1)" office:value-type="float" office:value="9345">
            <text:p>9345</text:p>
          </table:table-cell>
          <table:table-cell table:formula="of:=60*(SQRT([.B10])-1) + 0.0085*[.C10]*([.B10]-1)" office:value-type="float" office:value="9034.70562748477">
            <text:p>9034.7056274848</text:p>
          </table:table-cell>
          <table:table-cell table:formula="of:=60*(LOG([.B10];2)) + 0.0085*[.C10]*([.B10]-1)" office:value-type="float" office:value="9105">
            <text:p>910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office:value-type="float" office:value="57348">
            <text:p>57348</text:p>
          </table:table-cell>
          <table:table-cell table:formula="of:=(60 + 0.0085*[.C11])*([.B11]-1)" office:value-type="float" office:value="15295">
            <text:p>15295</text:p>
          </table:table-cell>
          <table:table-cell table:formula="of:=60*(SQRT([.B11])-1) + 0.0085*[.C11]*([.B11]-1)" office:value-type="float" office:value="14984.7056274848">
            <text:p>14984.7056274848</text:p>
          </table:table-cell>
          <table:table-cell table:formula="of:=60*(LOG([.B11];2)) + 0.0085*[.C11]*([.B11]-1)" office:value-type="float" office:value="15055">
            <text:p>1505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float" office:value="58275">
            <text:p>58275</text:p>
          </table:table-cell>
          <table:table-cell table:formula="of:=(60 + 0.0085*[.C12])*([.B12]-1)" office:value-type="float" office:value="21245">
            <text:p>21245</text:p>
          </table:table-cell>
          <table:table-cell table:formula="of:=60*(SQRT([.B12])-1) + 0.0085*[.C12]*([.B12]-1)" office:value-type="float" office:value="20934.7056274848">
            <text:p>20934.7056274848</text:p>
          </table:table-cell>
          <table:table-cell table:formula="of:=60*(LOG([.B12];2)) + 0.0085*[.C12]*([.B12]-1)" office:value-type="float" office:value="21005">
            <text:p>2100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float" office:value="54396">
            <text:p>54396</text:p>
          </table:table-cell>
          <table:table-cell table:formula="of:=(60 + 0.0085*[.C13])*([.B13]-1)" office:value-type="float" office:value="30170">
            <text:p>30170</text:p>
          </table:table-cell>
          <table:table-cell table:formula="of:=60*(SQRT([.B13])-1) + 0.0085*[.C13]*([.B13]-1)" office:value-type="float" office:value="29859.7056274848">
            <text:p>29859.7056274848</text:p>
          </table:table-cell>
          <table:table-cell table:formula="of:=60*(LOG([.B13];2)) + 0.0085*[.C13]*([.B13]-1)" office:value-type="float" office:value="29930">
            <text:p>2993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50000">
            <text:p>750000</text:p>
          </table:table-cell>
          <table:table-cell office:value-type="float" office:value="50">
            <text:p>50</text:p>
          </table:table-cell>
          <table:table-cell office:value-type="float" office:value="68511">
            <text:p>68511</text:p>
          </table:table-cell>
          <table:table-cell table:formula="of:=(60 + 0.0085*[.C14])*([.B14]-1)" office:value-type="float" office:value="45045">
            <text:p>45045</text:p>
          </table:table-cell>
          <table:table-cell table:formula="of:=60*(SQRT([.B14])-1) + 0.0085*[.C14]*([.B14]-1)" office:value-type="float" office:value="44734.7056274848">
            <text:p>44734.7056274848</text:p>
          </table:table-cell>
          <table:table-cell table:formula="of:=60*(LOG([.B14];2)) + 0.0085*[.C14]*([.B14]-1)" office:value-type="float" office:value="44805">
            <text:p>4480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float" office:value="87967">
            <text:p>87967</text:p>
          </table:table-cell>
          <table:table-cell table:formula="of:=(60 + 0.0085*[.C15])*([.B15]-1)" office:value-type="float" office:value="59920">
            <text:p>59920</text:p>
          </table:table-cell>
          <table:table-cell table:formula="of:=60*(SQRT([.B15])-1) + 0.0085*[.C15]*([.B15]-1)" office:value-type="float" office:value="59609.7056274848">
            <text:p>59609.7056274848</text:p>
          </table:table-cell>
          <table:table-cell table:formula="of:=60*(LOG([.B15];2)) + 0.0085*[.C15]*([.B15]-1)" office:value-type="float" office:value="59680">
            <text:p>5968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50">
            <text:p>50</text:p>
          </table:table-cell>
          <table:table-cell office:value-type="float" office:value="171672">
            <text:p>171672</text:p>
          </table:table-cell>
          <table:table-cell table:formula="of:=(60 + 0.0085*[.C16])*([.B16]-1)" office:value-type="float" office:value="119420">
            <text:p>119420</text:p>
          </table:table-cell>
          <table:table-cell table:formula="of:=60*(SQRT([.B16])-1) + 0.0085*[.C16]*([.B16]-1)" office:value-type="float" office:value="119109.705627485">
            <text:p>119109.705627485</text:p>
          </table:table-cell>
          <table:table-cell table:formula="of:=60*(LOG([.B16];2)) + 0.0085*[.C16]*([.B16]-1)" office:value-type="float" office:value="119180">
            <text:p>11918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000000">
            <text:p>3000000</text:p>
          </table:table-cell>
          <table:table-cell office:value-type="float" office:value="50">
            <text:p>50</text:p>
          </table:table-cell>
          <table:table-cell office:value-type="float" office:value="146688">
            <text:p>146688</text:p>
          </table:table-cell>
          <table:table-cell table:formula="of:=(60 + 0.0085*[.C17])*([.B17]-1)" office:value-type="float" office:value="178920">
            <text:p>178920</text:p>
          </table:table-cell>
          <table:table-cell table:formula="of:=60*(SQRT([.B17])-1) + 0.0085*[.C17]*([.B17]-1)" office:value-type="float" office:value="178609.705627485">
            <text:p>178609.705627485</text:p>
          </table:table-cell>
          <table:table-cell table:formula="of:=60*(LOG([.B17];2)) + 0.0085*[.C17]*([.B17]-1)" office:value-type="float" office:value="178680">
            <text:p>17868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000000">
            <text:p>4000000</text:p>
          </table:table-cell>
          <table:table-cell office:value-type="float" office:value="50">
            <text:p>50</text:p>
          </table:table-cell>
          <table:table-cell office:value-type="float" office:value="251787">
            <text:p>251787</text:p>
          </table:table-cell>
          <table:table-cell table:formula="of:=(60 + 0.0085*[.C18])*([.B18]-1)" office:value-type="float" office:value="238420">
            <text:p>238420</text:p>
          </table:table-cell>
          <table:table-cell table:formula="of:=60*(SQRT([.B18])-1) + 0.0085*[.C18]*([.B18]-1)" office:value-type="float" office:value="238109.705627485">
            <text:p>238109.705627485</text:p>
          </table:table-cell>
          <table:table-cell table:formula="of:=60*(LOG([.B18];2)) + 0.0085*[.C18]*([.B18]-1)" office:value-type="float" office:value="238180">
            <text:p>238180</text:p>
          </table:table-cell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0301">
            <text:p>10301</text:p>
          </table:table-cell>
          <table:table-cell table:formula="of:=(60 + 0.0085*[.C19])*([.B19]-1)" office:value-type="float" office:value="664.675">
            <text:p>664.675</text:p>
          </table:table-cell>
          <table:table-cell table:formula="of:=60*(SQRT([.B19])-1) + 0.0085*[.C19]*([.B19]-1)" office:value-type="float" office:value="152.521096908265">
            <text:p>152.5210969083</text:p>
          </table:table-cell>
          <table:table-cell table:formula="of:=60*(LOG([.B19];2)) + 0.0085*[.C19]*([.B19]-1)" office:value-type="float" office:value="219.772750043269">
            <text:p>219.772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848">
            <text:p>6848</text:p>
          </table:table-cell>
          <table:table-cell table:formula="of:=(60 + 0.0085*[.C20])*([.B20]-1)" office:value-type="float" office:value="669.35">
            <text:p>669.35</text:p>
          </table:table-cell>
          <table:table-cell table:formula="of:=60*(SQRT([.B20])-1) + 0.0085*[.C20]*([.B20]-1)" office:value-type="float" office:value="157.196096908265">
            <text:p>157.1960969083</text:p>
          </table:table-cell>
          <table:table-cell table:formula="of:=60*(LOG([.B20];2)) + 0.0085*[.C20]*([.B20]-1)" office:value-type="float" office:value="224.447750043269">
            <text:p>224.44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9777">
            <text:p>9777</text:p>
          </table:table-cell>
          <table:table-cell table:formula="of:=(60 + 0.0085*[.C21])*([.B21]-1)" office:value-type="float" office:value="753.5">
            <text:p>753.5</text:p>
          </table:table-cell>
          <table:table-cell table:formula="of:=60*(SQRT([.B21])-1) + 0.0085*[.C21]*([.B21]-1)" office:value-type="float" office:value="241.346096908265">
            <text:p>241.3460969083</text:p>
          </table:table-cell>
          <table:table-cell table:formula="of:=60*(LOG([.B21];2)) + 0.0085*[.C21]*([.B21]-1)" office:value-type="float" office:value="308.597750043269">
            <text:p>308.5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6245">
            <text:p>6245</text:p>
          </table:table-cell>
          <table:table-cell table:formula="of:=(60 + 0.0085*[.C22])*([.B22]-1)" office:value-type="float" office:value="1034">
            <text:p>1034</text:p>
          </table:table-cell>
          <table:table-cell table:formula="of:=60*(SQRT([.B22])-1) + 0.0085*[.C22]*([.B22]-1)" office:value-type="float" office:value="521.846096908265">
            <text:p>521.8460969083</text:p>
          </table:table-cell>
          <table:table-cell table:formula="of:=60*(LOG([.B22];2)) + 0.0085*[.C22]*([.B22]-1)" office:value-type="float" office:value="589.097750043269">
            <text:p>589.0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9937">
            <text:p>9937</text:p>
          </table:table-cell>
          <table:table-cell table:formula="of:=(60 + 0.0085*[.C23])*([.B23]-1)" office:value-type="float" office:value="1408">
            <text:p>1408</text:p>
          </table:table-cell>
          <table:table-cell table:formula="of:=60*(SQRT([.B23])-1) + 0.0085*[.C23]*([.B23]-1)" office:value-type="float" office:value="895.846096908265">
            <text:p>895.8460969083</text:p>
          </table:table-cell>
          <table:table-cell table:formula="of:=60*(LOG([.B23];2)) + 0.0085*[.C23]*([.B23]-1)" office:value-type="float" office:value="963.097750043269">
            <text:p>963.0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94778">
            <text:p>94778</text:p>
          </table:table-cell>
          <table:table-cell table:formula="of:=(60 + 0.0085*[.C24])*([.B24]-1)" office:value-type="float" office:value="5335">
            <text:p>5335</text:p>
          </table:table-cell>
          <table:table-cell table:formula="of:=60*(SQRT([.B24])-1) + 0.0085*[.C24]*([.B24]-1)" office:value-type="float" office:value="4822.84609690827">
            <text:p>4822.8460969083</text:p>
          </table:table-cell>
          <table:table-cell table:formula="of:=60*(LOG([.B24];2)) + 0.0085*[.C24]*([.B24]-1)" office:value-type="float" office:value="4890.09775004327">
            <text:p>4890.0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75000">
            <text:p>75000</text:p>
          </table:table-cell>
          <table:table-cell office:value-type="float" office:value="50">
            <text:p>50</text:p>
          </table:table-cell>
          <table:table-cell office:value-type="float" office:value="118506">
            <text:p>118506</text:p>
          </table:table-cell>
          <table:table-cell table:formula="of:=(60 + 0.0085*[.C25])*([.B25]-1)" office:value-type="float" office:value="7672.5">
            <text:p>7672.5</text:p>
          </table:table-cell>
          <table:table-cell table:formula="of:=60*(SQRT([.B25])-1) + 0.0085*[.C25]*([.B25]-1)" office:value-type="float" office:value="7160.34609690827">
            <text:p>7160.3460969083</text:p>
          </table:table-cell>
          <table:table-cell table:formula="of:=60*(LOG([.B25];2)) + 0.0085*[.C25]*([.B25]-1)" office:value-type="float" office:value="7227.59775004327">
            <text:p>7227.5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117909">
            <text:p>117909</text:p>
          </table:table-cell>
          <table:table-cell table:formula="of:=(60 + 0.0085*[.C26])*([.B26]-1)" office:value-type="float" office:value="10010">
            <text:p>10010</text:p>
          </table:table-cell>
          <table:table-cell table:formula="of:=60*(SQRT([.B26])-1) + 0.0085*[.C26]*([.B26]-1)" office:value-type="float" office:value="9497.84609690827">
            <text:p>9497.8460969083</text:p>
          </table:table-cell>
          <table:table-cell table:formula="of:=60*(LOG([.B26];2)) + 0.0085*[.C26]*([.B26]-1)" office:value-type="float" office:value="9565.09775004327">
            <text:p>9565.0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50000">
            <text:p>150000</text:p>
          </table:table-cell>
          <table:table-cell office:value-type="float" office:value="50">
            <text:p>50</text:p>
          </table:table-cell>
          <table:table-cell office:value-type="float" office:value="103420">
            <text:p>103420</text:p>
          </table:table-cell>
          <table:table-cell table:formula="of:=(60 + 0.0085*[.C27])*([.B27]-1)" office:value-type="float" office:value="14685">
            <text:p>14685</text:p>
          </table:table-cell>
          <table:table-cell table:formula="of:=60*(SQRT([.B27])-1) + 0.0085*[.C27]*([.B27]-1)" office:value-type="float" office:value="14172.8460969083">
            <text:p>14172.8460969083</text:p>
          </table:table-cell>
          <table:table-cell table:formula="of:=60*(LOG([.B27];2)) + 0.0085*[.C27]*([.B27]-1)" office:value-type="float" office:value="14240.0977500433">
            <text:p>14240.0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office:value-type="float" office:value="113236">
            <text:p>113236</text:p>
          </table:table-cell>
          <table:table-cell table:formula="of:=(60 + 0.0085*[.C28])*([.B28]-1)" office:value-type="float" office:value="24035">
            <text:p>24035</text:p>
          </table:table-cell>
          <table:table-cell table:formula="of:=60*(SQRT([.B28])-1) + 0.0085*[.C28]*([.B28]-1)" office:value-type="float" office:value="23522.8460969083">
            <text:p>23522.8460969083</text:p>
          </table:table-cell>
          <table:table-cell table:formula="of:=60*(LOG([.B28];2)) + 0.0085*[.C28]*([.B28]-1)" office:value-type="float" office:value="23590.0977500433">
            <text:p>23590.0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float" office:value="119395">
            <text:p>119395</text:p>
          </table:table-cell>
          <table:table-cell table:formula="of:=(60 + 0.0085*[.C29])*([.B29]-1)" office:value-type="float" office:value="33385">
            <text:p>33385</text:p>
          </table:table-cell>
          <table:table-cell table:formula="of:=60*(SQRT([.B29])-1) + 0.0085*[.C29]*([.B29]-1)" office:value-type="float" office:value="32872.8460969083">
            <text:p>32872.8460969083</text:p>
          </table:table-cell>
          <table:table-cell table:formula="of:=60*(LOG([.B29];2)) + 0.0085*[.C29]*([.B29]-1)" office:value-type="float" office:value="32940.0977500433">
            <text:p>32940.0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float" office:value="105136">
            <text:p>105136</text:p>
          </table:table-cell>
          <table:table-cell table:formula="of:=(60 + 0.0085*[.C30])*([.B30]-1)" office:value-type="float" office:value="47410">
            <text:p>47410</text:p>
          </table:table-cell>
          <table:table-cell table:formula="of:=60*(SQRT([.B30])-1) + 0.0085*[.C30]*([.B30]-1)" office:value-type="float" office:value="46897.8460969083">
            <text:p>46897.8460969083</text:p>
          </table:table-cell>
          <table:table-cell table:formula="of:=60*(LOG([.B30];2)) + 0.0085*[.C30]*([.B30]-1)" office:value-type="float" office:value="46965.0977500433">
            <text:p>46965.0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750000">
            <text:p>750000</text:p>
          </table:table-cell>
          <table:table-cell office:value-type="float" office:value="50">
            <text:p>50</text:p>
          </table:table-cell>
          <table:table-cell office:value-type="float" office:value="109652">
            <text:p>109652</text:p>
          </table:table-cell>
          <table:table-cell table:formula="of:=(60 + 0.0085*[.C31])*([.B31]-1)" office:value-type="float" office:value="70785">
            <text:p>70785</text:p>
          </table:table-cell>
          <table:table-cell table:formula="of:=60*(SQRT([.B31])-1) + 0.0085*[.C31]*([.B31]-1)" office:value-type="float" office:value="70272.8460969083">
            <text:p>70272.8460969083</text:p>
          </table:table-cell>
          <table:table-cell table:formula="of:=60*(LOG([.B31];2)) + 0.0085*[.C31]*([.B31]-1)" office:value-type="float" office:value="70340.0977500433">
            <text:p>70340.0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float" office:value="88608">
            <text:p>88608</text:p>
          </table:table-cell>
          <table:table-cell table:formula="of:=(60 + 0.0085*[.C32])*([.B32]-1)" office:value-type="float" office:value="94160">
            <text:p>94160</text:p>
          </table:table-cell>
          <table:table-cell table:formula="of:=60*(SQRT([.B32])-1) + 0.0085*[.C32]*([.B32]-1)" office:value-type="float" office:value="93647.8460969083">
            <text:p>93647.8460969083</text:p>
          </table:table-cell>
          <table:table-cell table:formula="of:=60*(LOG([.B32];2)) + 0.0085*[.C32]*([.B32]-1)" office:value-type="float" office:value="93715.0977500433">
            <text:p>93715.0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00000">
            <text:p>2000000</text:p>
          </table:table-cell>
          <table:table-cell office:value-type="float" office:value="50">
            <text:p>50</text:p>
          </table:table-cell>
          <table:table-cell office:value-type="float" office:value="222030">
            <text:p>222030</text:p>
          </table:table-cell>
          <table:table-cell table:formula="of:=(60 + 0.0085*[.C33])*([.B33]-1)" office:value-type="float" office:value="187660">
            <text:p>187660</text:p>
          </table:table-cell>
          <table:table-cell table:formula="of:=60*(SQRT([.B33])-1) + 0.0085*[.C33]*([.B33]-1)" office:value-type="float" office:value="187147.846096908">
            <text:p>187147.846096908</text:p>
          </table:table-cell>
          <table:table-cell table:formula="of:=60*(LOG([.B33];2)) + 0.0085*[.C33]*([.B33]-1)" office:value-type="float" office:value="187215.097750043">
            <text:p>187215.09775004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3000000">
            <text:p>3000000</text:p>
          </table:table-cell>
          <table:table-cell office:value-type="float" office:value="50">
            <text:p>50</text:p>
          </table:table-cell>
          <table:table-cell office:value-type="float" office:value="212635">
            <text:p>212635</text:p>
          </table:table-cell>
          <table:table-cell table:formula="of:=(60 + 0.0085*[.C34])*([.B34]-1)" office:value-type="float" office:value="281160">
            <text:p>281160</text:p>
          </table:table-cell>
          <table:table-cell table:formula="of:=60*(SQRT([.B34])-1) + 0.0085*[.C34]*([.B34]-1)" office:value-type="float" office:value="280647.846096908">
            <text:p>280647.846096908</text:p>
          </table:table-cell>
          <table:table-cell table:formula="of:=60*(LOG([.B34];2)) + 0.0085*[.C34]*([.B34]-1)" office:value-type="float" office:value="280715.097750043">
            <text:p>280715.09775004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4000000">
            <text:p>4000000</text:p>
          </table:table-cell>
          <table:table-cell office:value-type="float" office:value="50">
            <text:p>50</text:p>
          </table:table-cell>
          <table:table-cell office:value-type="float" office:value="307614">
            <text:p>307614</text:p>
          </table:table-cell>
          <table:table-cell table:formula="of:=(60 + 0.0085*[.C35])*([.B35]-1)" office:value-type="float" office:value="374660">
            <text:p>374660</text:p>
          </table:table-cell>
          <table:table-cell table:formula="of:=60*(SQRT([.B35])-1) + 0.0085*[.C35]*([.B35]-1)" office:value-type="float" office:value="374147.846096908">
            <text:p>374147.846096908</text:p>
          </table:table-cell>
          <table:table-cell table:formula="of:=60*(LOG([.B35];2)) + 0.0085*[.C35]*([.B35]-1)" office:value-type="float" office:value="374215.097750043">
            <text:p>374215.097750043</text:p>
          </table:table-cell>
        </table:table-row>
        <table:table-row table:style-name="ro2">
          <table:table-cell table:number-columns-repeated="2"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071">
            <text:p>16071</text:p>
          </table:table-cell>
          <table:table-cell table:formula="of:=(60 + 0.0085*[.C36])*([.B36]-1)" office:value-type="float" office:value="906.375">
            <text:p>906.375</text:p>
          </table:table-cell>
          <table:table-cell table:formula="of:=60*(SQRT([.B36])-1) + 0.0085*[.C36]*([.B36]-1)" office:value-type="float" office:value="186.375">
            <text:p>186.375</text:p>
          </table:table-cell>
          <table:table-cell table:formula="of:=60*(LOG([.B36];2)) + 0.0085*[.C36]*([.B36]-1)" office:value-type="float" office:value="246.375">
            <text:p>246.37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9972">
            <text:p>19972</text:p>
          </table:table-cell>
          <table:table-cell table:formula="of:=(60 + 0.0085*[.C37])*([.B37]-1)" office:value-type="float" office:value="912.75">
            <text:p>912.75</text:p>
          </table:table-cell>
          <table:table-cell table:formula="of:=60*(SQRT([.B37])-1) + 0.0085*[.C37]*([.B37]-1)" office:value-type="float" office:value="192.75">
            <text:p>192.75</text:p>
          </table:table-cell>
          <table:table-cell table:formula="of:=60*(LOG([.B37];2)) + 0.0085*[.C37]*([.B37]-1)" office:value-type="float" office:value="252.75">
            <text:p>252.7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8896">
            <text:p>18896</text:p>
          </table:table-cell>
          <table:table-cell table:formula="of:=(60 + 0.0085*[.C38])*([.B38]-1)" office:value-type="float" office:value="1027.5">
            <text:p>1027.5</text:p>
          </table:table-cell>
          <table:table-cell table:formula="of:=60*(SQRT([.B38])-1) + 0.0085*[.C38]*([.B38]-1)" office:value-type="float" office:value="307.5">
            <text:p>307.5</text:p>
          </table:table-cell>
          <table:table-cell table:formula="of:=60*(LOG([.B38];2)) + 0.0085*[.C38]*([.B38]-1)" office:value-type="float" office:value="367.5">
            <text:p>367.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12155">
            <text:p>12155</text:p>
          </table:table-cell>
          <table:table-cell table:formula="of:=(60 + 0.0085*[.C39])*([.B39]-1)" office:value-type="float" office:value="1410">
            <text:p>1410</text:p>
          </table:table-cell>
          <table:table-cell table:formula="of:=60*(SQRT([.B39])-1) + 0.0085*[.C39]*([.B39]-1)" office:value-type="float" office:value="690">
            <text:p>690</text:p>
          </table:table-cell>
          <table:table-cell table:formula="of:=60*(LOG([.B39];2)) + 0.0085*[.C39]*([.B39]-1)" office:value-type="float" office:value="750">
            <text:p>75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8513">
            <text:p>8513</text:p>
          </table:table-cell>
          <table:table-cell table:formula="of:=(60 + 0.0085*[.C40])*([.B40]-1)" office:value-type="float" office:value="1920">
            <text:p>1920</text:p>
          </table:table-cell>
          <table:table-cell table:formula="of:=60*(SQRT([.B40])-1) + 0.0085*[.C40]*([.B40]-1)" office:value-type="float" office:value="1200">
            <text:p>1200</text:p>
          </table:table-cell>
          <table:table-cell table:formula="of:=60*(LOG([.B40];2)) + 0.0085*[.C40]*([.B40]-1)" office:value-type="float" office:value="1260">
            <text:p>126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59574">
            <text:p>59574</text:p>
          </table:table-cell>
          <table:table-cell table:formula="of:=(60 + 0.0085*[.C41])*([.B41]-1)" office:value-type="float" office:value="7275">
            <text:p>7275</text:p>
          </table:table-cell>
          <table:table-cell table:formula="of:=60*(SQRT([.B41])-1) + 0.0085*[.C41]*([.B41]-1)" office:value-type="float" office:value="6555">
            <text:p>6555</text:p>
          </table:table-cell>
          <table:table-cell table:formula="of:=60*(LOG([.B41];2)) + 0.0085*[.C41]*([.B41]-1)" office:value-type="float" office:value="6615">
            <text:p>661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75000">
            <text:p>75000</text:p>
          </table:table-cell>
          <table:table-cell office:value-type="float" office:value="50">
            <text:p>50</text:p>
          </table:table-cell>
          <table:table-cell office:value-type="float" office:value="148405">
            <text:p>148405</text:p>
          </table:table-cell>
          <table:table-cell table:formula="of:=(60 + 0.0085*[.C42])*([.B42]-1)" office:value-type="float" office:value="10462.5">
            <text:p>10462.5</text:p>
          </table:table-cell>
          <table:table-cell table:formula="of:=60*(SQRT([.B42])-1) + 0.0085*[.C42]*([.B42]-1)" office:value-type="float" office:value="9742.5">
            <text:p>9742.5</text:p>
          </table:table-cell>
          <table:table-cell table:formula="of:=60*(LOG([.B42];2)) + 0.0085*[.C42]*([.B42]-1)" office:value-type="float" office:value="9802.5">
            <text:p>9802.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154648">
            <text:p>154648</text:p>
          </table:table-cell>
          <table:table-cell table:formula="of:=(60 + 0.0085*[.C43])*([.B43]-1)" office:value-type="float" office:value="13650">
            <text:p>13650</text:p>
          </table:table-cell>
          <table:table-cell table:formula="of:=60*(SQRT([.B43])-1) + 0.0085*[.C43]*([.B43]-1)" office:value-type="float" office:value="12930">
            <text:p>12930</text:p>
          </table:table-cell>
          <table:table-cell table:formula="of:=60*(LOG([.B43];2)) + 0.0085*[.C43]*([.B43]-1)" office:value-type="float" office:value="12990">
            <text:p>1299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50000">
            <text:p>150000</text:p>
          </table:table-cell>
          <table:table-cell office:value-type="float" office:value="50">
            <text:p>50</text:p>
          </table:table-cell>
          <table:table-cell office:value-type="float" office:value="184291">
            <text:p>184291</text:p>
          </table:table-cell>
          <table:table-cell table:formula="of:=(60 + 0.0085*[.C44])*([.B44]-1)" office:value-type="float" office:value="20025">
            <text:p>20025</text:p>
          </table:table-cell>
          <table:table-cell table:formula="of:=60*(SQRT([.B44])-1) + 0.0085*[.C44]*([.B44]-1)" office:value-type="float" office:value="19305">
            <text:p>19305</text:p>
          </table:table-cell>
          <table:table-cell table:formula="of:=60*(LOG([.B44];2)) + 0.0085*[.C44]*([.B44]-1)" office:value-type="float" office:value="19365">
            <text:p>1936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office:value-type="float" office:value="155668">
            <text:p>155668</text:p>
          </table:table-cell>
          <table:table-cell table:formula="of:=(60 + 0.0085*[.C45])*([.B45]-1)" office:value-type="float" office:value="32775">
            <text:p>32775</text:p>
          </table:table-cell>
          <table:table-cell table:formula="of:=60*(SQRT([.B45])-1) + 0.0085*[.C45]*([.B45]-1)" office:value-type="float" office:value="32055">
            <text:p>32055</text:p>
          </table:table-cell>
          <table:table-cell table:formula="of:=60*(LOG([.B45];2)) + 0.0085*[.C45]*([.B45]-1)" office:value-type="float" office:value="32115">
            <text:p>3211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float" office:value="158499">
            <text:p>158499</text:p>
          </table:table-cell>
          <table:table-cell table:formula="of:=(60 + 0.0085*[.C46])*([.B46]-1)" office:value-type="float" office:value="45525">
            <text:p>45525</text:p>
          </table:table-cell>
          <table:table-cell table:formula="of:=60*(SQRT([.B46])-1) + 0.0085*[.C46]*([.B46]-1)" office:value-type="float" office:value="44805">
            <text:p>44805</text:p>
          </table:table-cell>
          <table:table-cell table:formula="of:=60*(LOG([.B46];2)) + 0.0085*[.C46]*([.B46]-1)" office:value-type="float" office:value="44865">
            <text:p>4486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float" office:value="202055">
            <text:p>202055</text:p>
          </table:table-cell>
          <table:table-cell table:formula="of:=(60 + 0.0085*[.C47])*([.B47]-1)" office:value-type="float" office:value="64650">
            <text:p>64650</text:p>
          </table:table-cell>
          <table:table-cell table:formula="of:=60*(SQRT([.B47])-1) + 0.0085*[.C47]*([.B47]-1)" office:value-type="float" office:value="63930">
            <text:p>63930</text:p>
          </table:table-cell>
          <table:table-cell table:formula="of:=60*(LOG([.B47];2)) + 0.0085*[.C47]*([.B47]-1)" office:value-type="float" office:value="63990">
            <text:p>6399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750000">
            <text:p>750000</text:p>
          </table:table-cell>
          <table:table-cell office:value-type="float" office:value="50">
            <text:p>50</text:p>
          </table:table-cell>
          <table:table-cell office:value-type="float" office:value="167814">
            <text:p>167814</text:p>
          </table:table-cell>
          <table:table-cell table:formula="of:=(60 + 0.0085*[.C48])*([.B48]-1)" office:value-type="float" office:value="96525">
            <text:p>96525</text:p>
          </table:table-cell>
          <table:table-cell table:formula="of:=60*(SQRT([.B48])-1) + 0.0085*[.C48]*([.B48]-1)" office:value-type="float" office:value="95805">
            <text:p>95805</text:p>
          </table:table-cell>
          <table:table-cell table:formula="of:=60*(LOG([.B48];2)) + 0.0085*[.C48]*([.B48]-1)" office:value-type="float" office:value="95865">
            <text:p>9586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float" office:value="181793">
            <text:p>181793</text:p>
          </table:table-cell>
          <table:table-cell table:formula="of:=(60 + 0.0085*[.C49])*([.B49]-1)" office:value-type="float" office:value="128400">
            <text:p>128400</text:p>
          </table:table-cell>
          <table:table-cell table:formula="of:=60*(SQRT([.B49])-1) + 0.0085*[.C49]*([.B49]-1)" office:value-type="float" office:value="127680">
            <text:p>127680</text:p>
          </table:table-cell>
          <table:table-cell table:formula="of:=60*(LOG([.B49];2)) + 0.0085*[.C49]*([.B49]-1)" office:value-type="float" office:value="127740">
            <text:p>12774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50">
            <text:p>50</text:p>
          </table:table-cell>
          <table:table-cell office:value-type="float" office:value="312408">
            <text:p>312408</text:p>
          </table:table-cell>
          <table:table-cell table:formula="of:=(60 + 0.0085*[.C50])*([.B50]-1)" office:value-type="float" office:value="255900">
            <text:p>255900</text:p>
          </table:table-cell>
          <table:table-cell table:formula="of:=60*(SQRT([.B50])-1) + 0.0085*[.C50]*([.B50]-1)" office:value-type="float" office:value="255180">
            <text:p>255180</text:p>
          </table:table-cell>
          <table:table-cell table:formula="of:=60*(LOG([.B50];2)) + 0.0085*[.C50]*([.B50]-1)" office:value-type="float" office:value="255240">
            <text:p>25524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000000">
            <text:p>3000000</text:p>
          </table:table-cell>
          <table:table-cell office:value-type="float" office:value="50">
            <text:p>50</text:p>
          </table:table-cell>
          <table:table-cell office:value-type="float" office:value="284821">
            <text:p>284821</text:p>
          </table:table-cell>
          <table:table-cell table:formula="of:=(60 + 0.0085*[.C51])*([.B51]-1)" office:value-type="float" office:value="383400">
            <text:p>383400</text:p>
          </table:table-cell>
          <table:table-cell table:formula="of:=60*(SQRT([.B51])-1) + 0.0085*[.C51]*([.B51]-1)" office:value-type="float" office:value="382680">
            <text:p>382680</text:p>
          </table:table-cell>
          <table:table-cell table:formula="of:=60*(LOG([.B51];2)) + 0.0085*[.C51]*([.B51]-1)" office:value-type="float" office:value="382740">
            <text:p>38274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4000000">
            <text:p>4000000</text:p>
          </table:table-cell>
          <table:table-cell office:value-type="float" office:value="50">
            <text:p>50</text:p>
          </table:table-cell>
          <table:table-cell office:value-type="float" office:value="429848">
            <text:p>429848</text:p>
          </table:table-cell>
          <table:table-cell table:formula="of:=(60 + 0.0085*[.C52])*([.B52]-1)" office:value-type="float" office:value="510900">
            <text:p>510900</text:p>
          </table:table-cell>
          <table:table-cell table:formula="of:=60*(SQRT([.B52])-1) + 0.0085*[.C52]*([.B52]-1)" office:value-type="float" office:value="510180">
            <text:p>510180</text:p>
          </table:table-cell>
          <table:table-cell table:formula="of:=60*(LOG([.B52];2)) + 0.0085*[.C52]*([.B52]-1)" office:value-type="float" office:value="510240">
            <text:p>510240</text:p>
          </table:table-cell>
        </table:table-row>
      </table:table>
      <table:table table:name="Sheet1_3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#(gather)</text:p>
          </table:table-cell>
          <table:table-cell office:value-type="string">
            <text:p>#proc</text:p>
          </table:table-cell>
          <table:table-cell office:value-type="string">
            <text:p>SIZE</text:p>
          </table:table-cell>
          <table:table-cell office:value-type="string">
            <text:p>MSGS</text:p>
          </table:table-cell>
          <table:table-cell office:value-type="string">
            <text:p>T_mpi</text:p>
          </table:table-cell>
          <table:table-cell office:value-type="string">
            <text:p>T_ring</text:p>
          </table:table-cell>
          <table:table-cell office:value-type="string">
            <text:p>T_mesh</text:p>
          </table:table-cell>
          <table:table-cell office:value-type="string">
            <text:p>T_cube</text:p>
          </table:table-cell>
        </table:table-row>
        <table:table-row table:style-name="ro2">
          <table:table-cell table:number-columns-repeated="2"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267">
            <text:p>267</text:p>
          </table:table-cell>
          <table:table-cell table:formula="of:=(60 + 0.0085*([.C2]/[.B2])*[.B2]/2)*([.B2]-1)" office:value-type="float" office:value="421.4875">
            <text:p>421.4875</text:p>
          </table:table-cell>
          <table:table-cell table:formula="of:=(120 + 0.0085*([.C2]/[.B2])*[.B2])*(SQRT([.B2])-1)" office:value-type="float" office:value="220.18833649756">
            <text:p>220.1883364976</text:p>
          </table:table-cell>
          <table:table-cell table:formula="of:=(60 + 0.0085*([.C2]/[.B2])*[.B2]/2)*LOG([.B2];2)" office:value-type="float" office:value="180.6375">
            <text:p>180.637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49">
            <text:p>849</text:p>
          </table:table-cell>
          <table:table-cell table:formula="of:=(60 + 0.0085*([.C3]/[.B3])*[.B3]/2)*([.B3]-1)" office:value-type="float" office:value="422.975">
            <text:p>422.975</text:p>
          </table:table-cell>
          <table:table-cell table:formula="of:=(120 + 0.0085*([.C3]/[.B3])*[.B3])*(SQRT([.B3])-1)" office:value-type="float" office:value="220.965418025577">
            <text:p>220.9654180256</text:p>
          </table:table-cell>
          <table:table-cell table:formula="of:=(60 + 0.0085*([.C3]/[.B3])*[.B3]/2)*LOG([.B3];2)" office:value-type="float" office:value="181.275">
            <text:p>181.27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5031">
            <text:p>5031</text:p>
          </table:table-cell>
          <table:table-cell table:formula="of:=(60 + 0.0085*([.C4]/[.B4])*[.B4]/2)*([.B4]-1)" office:value-type="float" office:value="449.75">
            <text:p>449.75</text:p>
          </table:table-cell>
          <table:table-cell table:formula="of:=(120 + 0.0085*([.C4]/[.B4])*[.B4])*(SQRT([.B4])-1)" office:value-type="float" office:value="234.952885529885">
            <text:p>234.9528855299</text:p>
          </table:table-cell>
          <table:table-cell table:formula="of:=(60 + 0.0085*([.C4]/[.B4])*[.B4]/2)*LOG([.B4];2)" office:value-type="float" office:value="192.75">
            <text:p>192.7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5100">
            <text:p>5100</text:p>
          </table:table-cell>
          <table:table-cell table:formula="of:=(60 + 0.0085*([.C5]/[.B5])*[.B5]/2)*([.B5]-1)" office:value-type="float" office:value="539">
            <text:p>539</text:p>
          </table:table-cell>
          <table:table-cell table:formula="of:=(120 + 0.0085*([.C5]/[.B5])*[.B5])*(SQRT([.B5])-1)" office:value-type="float" office:value="281.577777210913">
            <text:p>281.5777772109</text:p>
          </table:table-cell>
          <table:table-cell table:formula="of:=(60 + 0.0085*([.C5]/[.B5])*[.B5]/2)*LOG([.B5];2)" office:value-type="float" office:value="231">
            <text:p>23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table:formula="of:=(60 + 0.0085*([.C6]/[.B6])*[.B6]/2)*([.B6]-1)" office:value-type="float" office:value="658">
            <text:p>658</text:p>
          </table:table-cell>
          <table:table-cell table:formula="of:=(120 + 0.0085*([.C6]/[.B6])*[.B6])*(SQRT([.B6])-1)" office:value-type="float" office:value="343.744299452284">
            <text:p>343.7442994523</text:p>
          </table:table-cell>
          <table:table-cell table:formula="of:=(60 + 0.0085*([.C6]/[.B6])*[.B6]/2)*LOG([.B6];2)" office:value-type="float" office:value="282">
            <text:p>28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2947">
            <text:p>2947</text:p>
          </table:table-cell>
          <table:table-cell table:formula="of:=(60 + 0.0085*([.C7]/[.B7])*[.B7]/2)*([.B7]-1)" office:value-type="float" office:value="1907.5">
            <text:p>1907.5</text:p>
          </table:table-cell>
          <table:table-cell table:formula="of:=(120 + 0.0085*([.C7]/[.B7])*[.B7])*(SQRT([.B7])-1)" office:value-type="float" office:value="996.492782986674">
            <text:p>996.4927829867</text:p>
          </table:table-cell>
          <table:table-cell table:formula="of:=(60 + 0.0085*([.C7]/[.B7])*[.B7]/2)*LOG([.B7];2)" office:value-type="float" office:value="817.5">
            <text:p>817.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5000">
            <text:p>75000</text:p>
          </table:table-cell>
          <table:table-cell office:value-type="float" office:value="50">
            <text:p>50</text:p>
          </table:table-cell>
          <table:table-cell office:value-type="float" office:value="6673">
            <text:p>6673</text:p>
          </table:table-cell>
          <table:table-cell table:formula="of:=(60 + 0.0085*([.C8]/[.B8])*[.B8]/2)*([.B8]-1)" office:value-type="float" office:value="2651.25">
            <text:p>2651.25</text:p>
          </table:table-cell>
          <table:table-cell table:formula="of:=(120 + 0.0085*([.C8]/[.B8])*[.B8])*(SQRT([.B8])-1)" office:value-type="float" office:value="1385.03354699524">
            <text:p>1385.0335469952</text:p>
          </table:table-cell>
          <table:table-cell table:formula="of:=(60 + 0.0085*([.C8]/[.B8])*[.B8]/2)*LOG([.B8];2)" office:value-type="float" office:value="1136.25">
            <text:p>1136.25</text:p>
          </table:table-cell>
        </table:table-row>
        <table:table-row table:style-name="ro2">
          <table:table-cell>
            <draw:frame table:end-cell-address="Sheet1_3.M33" table:end-x="0.8516in" table:end-y="0.1409in" draw:z-index="0" draw:style-name="gr1" draw:text-style-name="P1" svg:width="9.7138in" svg:height="3.9441in" svg:x="0.0437in" svg:y="0.0492in">
              <draw:object draw:notify-on-update-of-ranges="Sheet1_3.A2:Sheet1_3.A36 Sheet1_3.E1:Sheet1_3.E1 Sheet1_3.E2:Sheet1_3.E52 Sheet1_3.F1:Sheet1_3.F1 Sheet1_3.F2:Sheet1_3.F52 Sheet1_3.G1:Sheet1_3.G1 Sheet1_3.G2:Sheet1_3.G52 Sheet1_3.H1:Sheet1_3.H1 Sheet1_3.H2:Sheet1_3.H5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2033">
            <text:p>2033</text:p>
          </table:table-cell>
          <table:table-cell table:formula="of:=(60 + 0.0085*([.C9]/[.B9])*[.B9]/2)*([.B9]-1)" office:value-type="float" office:value="3395">
            <text:p>3395</text:p>
          </table:table-cell>
          <table:table-cell table:formula="of:=(120 + 0.0085*([.C9]/[.B9])*[.B9])*(SQRT([.B9])-1)" office:value-type="float" office:value="1773.5743110038">
            <text:p>1773.5743110038</text:p>
          </table:table-cell>
          <table:table-cell table:formula="of:=(60 + 0.0085*([.C9]/[.B9])*[.B9]/2)*LOG([.B9];2)" office:value-type="float" office:value="1455">
            <text:p>145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50000">
            <text:p>150000</text:p>
          </table:table-cell>
          <table:table-cell office:value-type="float" office:value="50">
            <text:p>50</text:p>
          </table:table-cell>
          <table:table-cell office:value-type="float" office:value="3851">
            <text:p>3851</text:p>
          </table:table-cell>
          <table:table-cell table:formula="of:=(60 + 0.0085*([.C10]/[.B10])*[.B10]/2)*([.B10]-1)" office:value-type="float" office:value="4882.5">
            <text:p>4882.5</text:p>
          </table:table-cell>
          <table:table-cell table:formula="of:=(120 + 0.0085*([.C10]/[.B10])*[.B10])*(SQRT([.B10])-1)" office:value-type="float" office:value="2550.65583902094">
            <text:p>2550.6558390209</text:p>
          </table:table-cell>
          <table:table-cell table:formula="of:=(60 + 0.0085*([.C10]/[.B10])*[.B10]/2)*LOG([.B10];2)" office:value-type="float" office:value="2092.5">
            <text:p>2092.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office:value-type="float" office:value="5052">
            <text:p>5052</text:p>
          </table:table-cell>
          <table:table-cell table:formula="of:=(60 + 0.0085*([.C11]/[.B11])*[.B11]/2)*([.B11]-1)" office:value-type="float" office:value="7857.5">
            <text:p>7857.5</text:p>
          </table:table-cell>
          <table:table-cell table:formula="of:=(120 + 0.0085*([.C11]/[.B11])*[.B11])*(SQRT([.B11])-1)" office:value-type="float" office:value="4104.8188950552">
            <text:p>4104.8188950552</text:p>
          </table:table-cell>
          <table:table-cell table:formula="of:=(60 + 0.0085*([.C11]/[.B11])*[.B11]/2)*LOG([.B11];2)" office:value-type="float" office:value="3367.5">
            <text:p>3367.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float" office:value="6458">
            <text:p>6458</text:p>
          </table:table-cell>
          <table:table-cell table:formula="of:=(60 + 0.0085*([.C12]/[.B12])*[.B12]/2)*([.B12]-1)" office:value-type="float" office:value="10832.5">
            <text:p>10832.5</text:p>
          </table:table-cell>
          <table:table-cell table:formula="of:=(120 + 0.0085*([.C12]/[.B12])*[.B12])*(SQRT([.B12])-1)" office:value-type="float" office:value="5658.98195108946">
            <text:p>5658.9819510895</text:p>
          </table:table-cell>
          <table:table-cell table:formula="of:=(60 + 0.0085*([.C12]/[.B12])*[.B12]/2)*LOG([.B12];2)" office:value-type="float" office:value="4642.5">
            <text:p>4642.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float" office:value="10932">
            <text:p>10932</text:p>
          </table:table-cell>
          <table:table-cell table:formula="of:=(60 + 0.0085*([.C13]/[.B13])*[.B13]/2)*([.B13]-1)" office:value-type="float" office:value="15295">
            <text:p>15295</text:p>
          </table:table-cell>
          <table:table-cell table:formula="of:=(120 + 0.0085*([.C13]/[.B13])*[.B13])*(SQRT([.B13])-1)" office:value-type="float" office:value="7990.22653514085">
            <text:p>7990.2265351409</text:p>
          </table:table-cell>
          <table:table-cell table:formula="of:=(60 + 0.0085*([.C13]/[.B13])*[.B13]/2)*LOG([.B13];2)" office:value-type="float" office:value="6555">
            <text:p>655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50000">
            <text:p>750000</text:p>
          </table:table-cell>
          <table:table-cell office:value-type="float" office:value="50">
            <text:p>50</text:p>
          </table:table-cell>
          <table:table-cell office:value-type="float" office:value="19839">
            <text:p>19839</text:p>
          </table:table-cell>
          <table:table-cell table:formula="of:=(60 + 0.0085*([.C14]/[.B14])*[.B14]/2)*([.B14]-1)" office:value-type="float" office:value="22732.5">
            <text:p>22732.5</text:p>
          </table:table-cell>
          <table:table-cell table:formula="of:=(120 + 0.0085*([.C14]/[.B14])*[.B14])*(SQRT([.B14])-1)" office:value-type="float" office:value="11875.6341752265">
            <text:p>11875.6341752265</text:p>
          </table:table-cell>
          <table:table-cell table:formula="of:=(60 + 0.0085*([.C14]/[.B14])*[.B14]/2)*LOG([.B14];2)" office:value-type="float" office:value="9742.5">
            <text:p>9742.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float" office:value="22937">
            <text:p>22937</text:p>
          </table:table-cell>
          <table:table-cell table:formula="of:=(60 + 0.0085*([.C15]/[.B15])*[.B15]/2)*([.B15]-1)" office:value-type="float" office:value="30170">
            <text:p>30170</text:p>
          </table:table-cell>
          <table:table-cell table:formula="of:=(120 + 0.0085*([.C15]/[.B15])*[.B15])*(SQRT([.B15])-1)" office:value-type="float" office:value="15761.0418153122">
            <text:p>15761.0418153122</text:p>
          </table:table-cell>
          <table:table-cell table:formula="of:=(60 + 0.0085*([.C15]/[.B15])*[.B15]/2)*LOG([.B15];2)" office:value-type="float" office:value="12930">
            <text:p>1293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50">
            <text:p>50</text:p>
          </table:table-cell>
          <table:table-cell office:value-type="float" office:value="45384">
            <text:p>45384</text:p>
          </table:table-cell>
          <table:table-cell table:formula="of:=(60 + 0.0085*([.C16]/[.B16])*[.B16]/2)*([.B16]-1)" office:value-type="float" office:value="59920">
            <text:p>59920</text:p>
          </table:table-cell>
          <table:table-cell table:formula="of:=(120 + 0.0085*([.C16]/[.B16])*[.B16])*(SQRT([.B16])-1)" office:value-type="float" office:value="31302.6723756548">
            <text:p>31302.6723756548</text:p>
          </table:table-cell>
          <table:table-cell table:formula="of:=(60 + 0.0085*([.C16]/[.B16])*[.B16]/2)*LOG([.B16];2)" office:value-type="float" office:value="25680">
            <text:p>2568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000000">
            <text:p>3000000</text:p>
          </table:table-cell>
          <table:table-cell office:value-type="float" office:value="50">
            <text:p>50</text:p>
          </table:table-cell>
          <table:table-cell office:value-type="float" office:value="65299">
            <text:p>65299</text:p>
          </table:table-cell>
          <table:table-cell table:formula="of:=(60 + 0.0085*([.C17]/[.B17])*[.B17]/2)*([.B17]-1)" office:value-type="float" office:value="89670">
            <text:p>89670</text:p>
          </table:table-cell>
          <table:table-cell table:formula="of:=(120 + 0.0085*([.C17]/[.B17])*[.B17])*(SQRT([.B17])-1)" office:value-type="float" office:value="46844.3029359974">
            <text:p>46844.3029359974</text:p>
          </table:table-cell>
          <table:table-cell table:formula="of:=(60 + 0.0085*([.C17]/[.B17])*[.B17]/2)*LOG([.B17];2)" office:value-type="float" office:value="38430">
            <text:p>3843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000000">
            <text:p>4000000</text:p>
          </table:table-cell>
          <table:table-cell office:value-type="float" office:value="50">
            <text:p>50</text:p>
          </table:table-cell>
          <table:table-cell office:value-type="float" office:value="92057">
            <text:p>92057</text:p>
          </table:table-cell>
          <table:table-cell table:formula="of:=(60 + 0.0085*([.C18]/[.B18])*[.B18]/2)*([.B18]-1)" office:value-type="float" office:value="119420">
            <text:p>119420</text:p>
          </table:table-cell>
          <table:table-cell table:formula="of:=(120 + 0.0085*([.C18]/[.B18])*[.B18])*(SQRT([.B18])-1)" office:value-type="float" office:value="62385.93349634">
            <text:p>62385.93349634</text:p>
          </table:table-cell>
          <table:table-cell table:formula="of:=(60 + 0.0085*([.C18]/[.B18])*[.B18]/2)*LOG([.B18];2)" office:value-type="float" office:value="51180">
            <text:p>51180</text:p>
          </table:table-cell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1426">
            <text:p>11426</text:p>
          </table:table-cell>
          <table:table-cell table:formula="of:=(60 + 0.0085*([.C19]/[.B19])*[.B19]/2)*([.B19]-1)" office:value-type="float" office:value="662.3375">
            <text:p>662.3375</text:p>
          </table:table-cell>
          <table:table-cell table:formula="of:=(120 + 0.0085*([.C19]/[.B19])*[.B19])*(SQRT([.B19])-1)" office:value-type="float" office:value="296.739437002964">
            <text:p>296.739437003</text:p>
          </table:table-cell>
          <table:table-cell table:formula="of:=(60 + 0.0085*([.C19]/[.B19])*[.B19]/2)*LOG([.B19];2)" office:value-type="float" office:value="215.859554574673">
            <text:p>215.8595545747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0148">
            <text:p>10148</text:p>
          </table:table-cell>
          <table:table-cell table:formula="of:=(60 + 0.0085*([.C20]/[.B20])*[.B20]/2)*([.B20]-1)" office:value-type="float" office:value="664.675">
            <text:p>664.675</text:p>
          </table:table-cell>
          <table:table-cell table:formula="of:=(120 + 0.0085*([.C20]/[.B20])*[.B20])*(SQRT([.B20])-1)" office:value-type="float" office:value="297.786680189398">
            <text:p>297.7866801894</text:p>
          </table:table-cell>
          <table:table-cell table:formula="of:=(60 + 0.0085*([.C20]/[.B20])*[.B20]/2)*LOG([.B20];2)" office:value-type="float" office:value="216.621359106076">
            <text:p>216.6213591061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4351">
            <text:p>14351</text:p>
          </table:table-cell>
          <table:table-cell table:formula="of:=(60 + 0.0085*([.C21]/[.B21])*[.B21]/2)*([.B21]-1)" office:value-type="float" office:value="706.75">
            <text:p>706.75</text:p>
          </table:table-cell>
          <table:table-cell table:formula="of:=(120 + 0.0085*([.C21]/[.B21])*[.B21])*(SQRT([.B21])-1)" office:value-type="float" office:value="316.637057545201">
            <text:p>316.6370575452</text:p>
          </table:table-cell>
          <table:table-cell table:formula="of:=(60 + 0.0085*([.C21]/[.B21])*[.B21]/2)*LOG([.B21];2)" office:value-type="float" office:value="230.333840671334">
            <text:p>230.333840671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13343">
            <text:p>13343</text:p>
          </table:table-cell>
          <table:table-cell table:formula="of:=(60 + 0.0085*([.C22]/[.B22])*[.B22]/2)*([.B22]-1)" office:value-type="float" office:value="847">
            <text:p>847</text:p>
          </table:table-cell>
          <table:table-cell table:formula="of:=(120 + 0.0085*([.C22]/[.B22])*[.B22])*(SQRT([.B22])-1)" office:value-type="float" office:value="379.471648731214">
            <text:p>379.4716487312</text:p>
          </table:table-cell>
          <table:table-cell table:formula="of:=(60 + 0.0085*([.C22]/[.B22])*[.B22]/2)*LOG([.B22];2)" office:value-type="float" office:value="276.042112555529">
            <text:p>276.0421125555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15774">
            <text:p>15774</text:p>
          </table:table-cell>
          <table:table-cell table:formula="of:=(60 + 0.0085*([.C23]/[.B23])*[.B23]/2)*([.B23]-1)" office:value-type="float" office:value="1034">
            <text:p>1034</text:p>
          </table:table-cell>
          <table:table-cell table:formula="of:=(120 + 0.0085*([.C23]/[.B23])*[.B23])*(SQRT([.B23])-1)" office:value-type="float" office:value="463.251103645898">
            <text:p>463.2511036459</text:p>
          </table:table-cell>
          <table:table-cell table:formula="of:=(60 + 0.0085*([.C23]/[.B23])*[.B23]/2)*LOG([.B23];2)" office:value-type="float" office:value="336.986475067789">
            <text:p>336.9864750678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62361">
            <text:p>62361</text:p>
          </table:table-cell>
          <table:table-cell table:formula="of:=(60 + 0.0085*([.C24]/[.B24])*[.B24]/2)*([.B24]-1)" office:value-type="float" office:value="2997.5">
            <text:p>2997.5</text:p>
          </table:table-cell>
          <table:table-cell table:formula="of:=(120 + 0.0085*([.C24]/[.B24])*[.B24])*(SQRT([.B24])-1)" office:value-type="float" office:value="1342.93538025008">
            <text:p>1342.9353802501</text:p>
          </table:table-cell>
          <table:table-cell table:formula="of:=(60 + 0.0085*([.C24]/[.B24])*[.B24]/2)*LOG([.B24];2)" office:value-type="float" office:value="976.902281446515">
            <text:p>976.9022814465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75000">
            <text:p>75000</text:p>
          </table:table-cell>
          <table:table-cell office:value-type="float" office:value="50">
            <text:p>50</text:p>
          </table:table-cell>
          <table:table-cell office:value-type="float" office:value="13418">
            <text:p>13418</text:p>
          </table:table-cell>
          <table:table-cell table:formula="of:=(60 + 0.0085*([.C25]/[.B25])*[.B25]/2)*([.B25]-1)" office:value-type="float" office:value="4166.25">
            <text:p>4166.25</text:p>
          </table:table-cell>
          <table:table-cell table:formula="of:=(120 + 0.0085*([.C25]/[.B25])*[.B25])*(SQRT([.B25])-1)" office:value-type="float" office:value="1866.55697346685">
            <text:p>1866.5569734669</text:p>
          </table:table-cell>
          <table:table-cell table:formula="of:=(60 + 0.0085*([.C25]/[.B25])*[.B25]/2)*LOG([.B25];2)" office:value-type="float" office:value="1357.80454714814">
            <text:p>1357.8045471481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14409">
            <text:p>14409</text:p>
          </table:table-cell>
          <table:table-cell table:formula="of:=(60 + 0.0085*([.C26]/[.B26])*[.B26]/2)*([.B26]-1)" office:value-type="float" office:value="5335">
            <text:p>5335</text:p>
          </table:table-cell>
          <table:table-cell table:formula="of:=(120 + 0.0085*([.C26]/[.B26])*[.B26])*(SQRT([.B26])-1)" office:value-type="float" office:value="2390.17856668362">
            <text:p>2390.1785666836</text:p>
          </table:table-cell>
          <table:table-cell table:formula="of:=(60 + 0.0085*([.C26]/[.B26])*[.B26]/2)*LOG([.B26];2)" office:value-type="float" office:value="1738.70681284976">
            <text:p>1738.7068128498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50000">
            <text:p>150000</text:p>
          </table:table-cell>
          <table:table-cell office:value-type="float" office:value="50">
            <text:p>50</text:p>
          </table:table-cell>
          <table:table-cell office:value-type="float" office:value="11130">
            <text:p>11130</text:p>
          </table:table-cell>
          <table:table-cell table:formula="of:=(60 + 0.0085*([.C27]/[.B27])*[.B27]/2)*([.B27]-1)" office:value-type="float" office:value="7672.5">
            <text:p>7672.5</text:p>
          </table:table-cell>
          <table:table-cell table:formula="of:=(120 + 0.0085*([.C27]/[.B27])*[.B27])*(SQRT([.B27])-1)" office:value-type="float" office:value="3437.42175311717">
            <text:p>3437.4217531172</text:p>
          </table:table-cell>
          <table:table-cell table:formula="of:=(60 + 0.0085*([.C27]/[.B27])*[.B27]/2)*LOG([.B27];2)" office:value-type="float" office:value="2500.51134425301">
            <text:p>2500.51134425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office:value-type="float" office:value="22375">
            <text:p>22375</text:p>
          </table:table-cell>
          <table:table-cell table:formula="of:=(60 + 0.0085*([.C28]/[.B28])*[.B28]/2)*([.B28]-1)" office:value-type="float" office:value="12347.5">
            <text:p>12347.5</text:p>
          </table:table-cell>
          <table:table-cell table:formula="of:=(120 + 0.0085*([.C28]/[.B28])*[.B28])*(SQRT([.B28])-1)" office:value-type="float" office:value="5531.90812598426">
            <text:p>5531.9081259843</text:p>
          </table:table-cell>
          <table:table-cell table:formula="of:=(60 + 0.0085*([.C28]/[.B28])*[.B28]/2)*LOG([.B28];2)" office:value-type="float" office:value="4024.1204070595">
            <text:p>4024.1204070595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float" office:value="16819">
            <text:p>16819</text:p>
          </table:table-cell>
          <table:table-cell table:formula="of:=(60 + 0.0085*([.C29]/[.B29])*[.B29]/2)*([.B29]-1)" office:value-type="float" office:value="17022.5">
            <text:p>17022.5</text:p>
          </table:table-cell>
          <table:table-cell table:formula="of:=(120 + 0.0085*([.C29]/[.B29])*[.B29])*(SQRT([.B29])-1)" office:value-type="float" office:value="7626.39449885135">
            <text:p>7626.3944988514</text:p>
          </table:table-cell>
          <table:table-cell table:formula="of:=(60 + 0.0085*([.C29]/[.B29])*[.B29]/2)*LOG([.B29];2)" office:value-type="float" office:value="5547.72946986599">
            <text:p>5547.729469866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float" office:value="40600">
            <text:p>40600</text:p>
          </table:table-cell>
          <table:table-cell table:formula="of:=(60 + 0.0085*([.C30]/[.B30])*[.B30]/2)*([.B30]-1)" office:value-type="float" office:value="24035">
            <text:p>24035</text:p>
          </table:table-cell>
          <table:table-cell table:formula="of:=(120 + 0.0085*([.C30]/[.B30])*[.B30])*(SQRT([.B30])-1)" office:value-type="float" office:value="10768.124058152">
            <text:p>10768.124058152</text:p>
          </table:table-cell>
          <table:table-cell table:formula="of:=(60 + 0.0085*([.C30]/[.B30])*[.B30]/2)*LOG([.B30];2)" office:value-type="float" office:value="7833.14306407573">
            <text:p>7833.1430640757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750000">
            <text:p>750000</text:p>
          </table:table-cell>
          <table:table-cell office:value-type="float" office:value="50">
            <text:p>50</text:p>
          </table:table-cell>
          <table:table-cell office:value-type="float" office:value="33757">
            <text:p>33757</text:p>
          </table:table-cell>
          <table:table-cell table:formula="of:=(60 + 0.0085*([.C31]/[.B31])*[.B31]/2)*([.B31]-1)" office:value-type="float" office:value="35722.5">
            <text:p>35722.5</text:p>
          </table:table-cell>
          <table:table-cell table:formula="of:=(120 + 0.0085*([.C31]/[.B31])*[.B31])*(SQRT([.B31])-1)" office:value-type="float" office:value="16004.3399903197">
            <text:p>16004.3399903197</text:p>
          </table:table-cell>
          <table:table-cell table:formula="of:=(60 + 0.0085*([.C31]/[.B31])*[.B31]/2)*LOG([.B31];2)" office:value-type="float" office:value="11642.165721092">
            <text:p>11642.165721092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float" office:value="53022">
            <text:p>53022</text:p>
          </table:table-cell>
          <table:table-cell table:formula="of:=(60 + 0.0085*([.C32]/[.B32])*[.B32]/2)*([.B32]-1)" office:value-type="float" office:value="47410">
            <text:p>47410</text:p>
          </table:table-cell>
          <table:table-cell table:formula="of:=(120 + 0.0085*([.C32]/[.B32])*[.B32])*(SQRT([.B32])-1)" office:value-type="float" office:value="21240.5559224874">
            <text:p>21240.5559224874</text:p>
          </table:table-cell>
          <table:table-cell table:formula="of:=(60 + 0.0085*([.C32]/[.B32])*[.B32]/2)*LOG([.B32];2)" office:value-type="float" office:value="15451.1883781082">
            <text:p>15451.1883781082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00000">
            <text:p>2000000</text:p>
          </table:table-cell>
          <table:table-cell office:value-type="float" office:value="50">
            <text:p>50</text:p>
          </table:table-cell>
          <table:table-cell office:value-type="float" office:value="85675">
            <text:p>85675</text:p>
          </table:table-cell>
          <table:table-cell table:formula="of:=(60 + 0.0085*([.C33]/[.B33])*[.B33]/2)*([.B33]-1)" office:value-type="float" office:value="94160">
            <text:p>94160</text:p>
          </table:table-cell>
          <table:table-cell table:formula="of:=(120 + 0.0085*([.C33]/[.B33])*[.B33])*(SQRT([.B33])-1)" office:value-type="float" office:value="42185.4196511584">
            <text:p>42185.4196511584</text:p>
          </table:table-cell>
          <table:table-cell table:formula="of:=(60 + 0.0085*([.C33]/[.B33])*[.B33]/2)*LOG([.B33];2)" office:value-type="float" office:value="30687.2790061731">
            <text:p>30687.2790061731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3000000">
            <text:p>3000000</text:p>
          </table:table-cell>
          <table:table-cell office:value-type="float" office:value="50">
            <text:p>50</text:p>
          </table:table-cell>
          <table:table-cell office:value-type="float" office:value="118694">
            <text:p>118694</text:p>
          </table:table-cell>
          <table:table-cell table:formula="of:=(60 + 0.0085*([.C34]/[.B34])*[.B34]/2)*([.B34]-1)" office:value-type="float" office:value="140910">
            <text:p>140910</text:p>
          </table:table-cell>
          <table:table-cell table:formula="of:=(120 + 0.0085*([.C34]/[.B34])*[.B34])*(SQRT([.B34])-1)" office:value-type="float" office:value="63130.2833798293">
            <text:p>63130.2833798293</text:p>
          </table:table-cell>
          <table:table-cell table:formula="of:=(60 + 0.0085*([.C34]/[.B34])*[.B34]/2)*LOG([.B34];2)" office:value-type="float" office:value="45923.369634238">
            <text:p>45923.369634238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4000000">
            <text:p>4000000</text:p>
          </table:table-cell>
          <table:table-cell office:value-type="float" office:value="50">
            <text:p>50</text:p>
          </table:table-cell>
          <table:table-cell office:value-type="float" office:value="163575">
            <text:p>163575</text:p>
          </table:table-cell>
          <table:table-cell table:formula="of:=(60 + 0.0085*([.C35]/[.B35])*[.B35]/2)*([.B35]-1)" office:value-type="float" office:value="187660">
            <text:p>187660</text:p>
          </table:table-cell>
          <table:table-cell table:formula="of:=(120 + 0.0085*([.C35]/[.B35])*[.B35])*(SQRT([.B35])-1)" office:value-type="float" office:value="84075.1471085002">
            <text:p>84075.1471085002</text:p>
          </table:table-cell>
          <table:table-cell table:formula="of:=(60 + 0.0085*([.C35]/[.B35])*[.B35]/2)*LOG([.B35];2)" office:value-type="float" office:value="61159.4602623029">
            <text:p>61159.4602623029</text:p>
          </table:table-cell>
        </table:table-row>
        <table:table-row table:style-name="ro2">
          <table:table-cell table:number-columns-repeated="2"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5766">
            <text:p>15766</text:p>
          </table:table-cell>
          <table:table-cell table:formula="of:=(60 + 0.0085*([.C36]/[.B36])*[.B36]/2)*([.B36]-1)" office:value-type="float" office:value="903.1875">
            <text:p>903.1875</text:p>
          </table:table-cell>
          <table:table-cell table:formula="of:=(120 + 0.0085*([.C36]/[.B36])*[.B36])*(SQRT([.B36])-1)" office:value-type="float" office:value="361.275">
            <text:p>361.275</text:p>
          </table:table-cell>
          <table:table-cell table:formula="of:=(60 + 0.0085*([.C36]/[.B36])*[.B36]/2)*LOG([.B36];2)" office:value-type="float" office:value="240.85">
            <text:p>240.8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543">
            <text:p>15543</text:p>
          </table:table-cell>
          <table:table-cell table:formula="of:=(60 + 0.0085*([.C37]/[.B37])*[.B37]/2)*([.B37]-1)" office:value-type="float" office:value="906.375">
            <text:p>906.375</text:p>
          </table:table-cell>
          <table:table-cell table:formula="of:=(120 + 0.0085*([.C37]/[.B37])*[.B37])*(SQRT([.B37])-1)" office:value-type="float" office:value="362.55">
            <text:p>362.55</text:p>
          </table:table-cell>
          <table:table-cell table:formula="of:=(60 + 0.0085*([.C37]/[.B37])*[.B37]/2)*LOG([.B37];2)" office:value-type="float" office:value="241.7">
            <text:p>241.7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5442">
            <text:p>15442</text:p>
          </table:table-cell>
          <table:table-cell table:formula="of:=(60 + 0.0085*([.C38]/[.B38])*[.B38]/2)*([.B38]-1)" office:value-type="float" office:value="963.75">
            <text:p>963.75</text:p>
          </table:table-cell>
          <table:table-cell table:formula="of:=(120 + 0.0085*([.C38]/[.B38])*[.B38])*(SQRT([.B38])-1)" office:value-type="float" office:value="385.5">
            <text:p>385.5</text:p>
          </table:table-cell>
          <table:table-cell table:formula="of:=(60 + 0.0085*([.C38]/[.B38])*[.B38]/2)*LOG([.B38];2)" office:value-type="float" office:value="257">
            <text:p>257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13274">
            <text:p>13274</text:p>
          </table:table-cell>
          <table:table-cell table:formula="of:=(60 + 0.0085*([.C39]/[.B39])*[.B39]/2)*([.B39]-1)" office:value-type="float" office:value="1155">
            <text:p>1155</text:p>
          </table:table-cell>
          <table:table-cell table:formula="of:=(120 + 0.0085*([.C39]/[.B39])*[.B39])*(SQRT([.B39])-1)" office:value-type="float" office:value="462">
            <text:p>462</text:p>
          </table:table-cell>
          <table:table-cell table:formula="of:=(60 + 0.0085*([.C39]/[.B39])*[.B39]/2)*LOG([.B39];2)" office:value-type="float" office:value="308">
            <text:p>308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13349">
            <text:p>13349</text:p>
          </table:table-cell>
          <table:table-cell table:formula="of:=(60 + 0.0085*([.C40]/[.B40])*[.B40]/2)*([.B40]-1)" office:value-type="float" office:value="1410">
            <text:p>1410</text:p>
          </table:table-cell>
          <table:table-cell table:formula="of:=(120 + 0.0085*([.C40]/[.B40])*[.B40])*(SQRT([.B40])-1)" office:value-type="float" office:value="564">
            <text:p>564</text:p>
          </table:table-cell>
          <table:table-cell table:formula="of:=(60 + 0.0085*([.C40]/[.B40])*[.B40]/2)*LOG([.B40];2)" office:value-type="float" office:value="376">
            <text:p>376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29328">
            <text:p>29328</text:p>
          </table:table-cell>
          <table:table-cell table:formula="of:=(60 + 0.0085*([.C41]/[.B41])*[.B41]/2)*([.B41]-1)" office:value-type="float" office:value="4087.5">
            <text:p>4087.5</text:p>
          </table:table-cell>
          <table:table-cell table:formula="of:=(120 + 0.0085*([.C41]/[.B41])*[.B41])*(SQRT([.B41])-1)" office:value-type="float" office:value="1635">
            <text:p>1635</text:p>
          </table:table-cell>
          <table:table-cell table:formula="of:=(60 + 0.0085*([.C41]/[.B41])*[.B41]/2)*LOG([.B41];2)" office:value-type="float" office:value="1090">
            <text:p>109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75000">
            <text:p>75000</text:p>
          </table:table-cell>
          <table:table-cell office:value-type="float" office:value="50">
            <text:p>50</text:p>
          </table:table-cell>
          <table:table-cell office:value-type="float" office:value="26637">
            <text:p>26637</text:p>
          </table:table-cell>
          <table:table-cell table:formula="of:=(60 + 0.0085*([.C42]/[.B42])*[.B42]/2)*([.B42]-1)" office:value-type="float" office:value="5681.25">
            <text:p>5681.25</text:p>
          </table:table-cell>
          <table:table-cell table:formula="of:=(120 + 0.0085*([.C42]/[.B42])*[.B42])*(SQRT([.B42])-1)" office:value-type="float" office:value="2272.5">
            <text:p>2272.5</text:p>
          </table:table-cell>
          <table:table-cell table:formula="of:=(60 + 0.0085*([.C42]/[.B42])*[.B42]/2)*LOG([.B42];2)" office:value-type="float" office:value="1515">
            <text:p>151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18027">
            <text:p>18027</text:p>
          </table:table-cell>
          <table:table-cell table:formula="of:=(60 + 0.0085*([.C43]/[.B43])*[.B43]/2)*([.B43]-1)" office:value-type="float" office:value="7275">
            <text:p>7275</text:p>
          </table:table-cell>
          <table:table-cell table:formula="of:=(120 + 0.0085*([.C43]/[.B43])*[.B43])*(SQRT([.B43])-1)" office:value-type="float" office:value="2910">
            <text:p>2910</text:p>
          </table:table-cell>
          <table:table-cell table:formula="of:=(60 + 0.0085*([.C43]/[.B43])*[.B43]/2)*LOG([.B43];2)" office:value-type="float" office:value="1940">
            <text:p>194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50000">
            <text:p>150000</text:p>
          </table:table-cell>
          <table:table-cell office:value-type="float" office:value="50">
            <text:p>50</text:p>
          </table:table-cell>
          <table:table-cell office:value-type="float" office:value="23740">
            <text:p>23740</text:p>
          </table:table-cell>
          <table:table-cell table:formula="of:=(60 + 0.0085*([.C44]/[.B44])*[.B44]/2)*([.B44]-1)" office:value-type="float" office:value="10462.5">
            <text:p>10462.5</text:p>
          </table:table-cell>
          <table:table-cell table:formula="of:=(120 + 0.0085*([.C44]/[.B44])*[.B44])*(SQRT([.B44])-1)" office:value-type="float" office:value="4185">
            <text:p>4185</text:p>
          </table:table-cell>
          <table:table-cell table:formula="of:=(60 + 0.0085*([.C44]/[.B44])*[.B44]/2)*LOG([.B44];2)" office:value-type="float" office:value="2790">
            <text:p>279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office:value-type="float" office:value="27754">
            <text:p>27754</text:p>
          </table:table-cell>
          <table:table-cell table:formula="of:=(60 + 0.0085*([.C45]/[.B45])*[.B45]/2)*([.B45]-1)" office:value-type="float" office:value="16837.5">
            <text:p>16837.5</text:p>
          </table:table-cell>
          <table:table-cell table:formula="of:=(120 + 0.0085*([.C45]/[.B45])*[.B45])*(SQRT([.B45])-1)" office:value-type="float" office:value="6735">
            <text:p>6735</text:p>
          </table:table-cell>
          <table:table-cell table:formula="of:=(60 + 0.0085*([.C45]/[.B45])*[.B45]/2)*LOG([.B45];2)" office:value-type="float" office:value="4490">
            <text:p>449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float" office:value="23635">
            <text:p>23635</text:p>
          </table:table-cell>
          <table:table-cell table:formula="of:=(60 + 0.0085*([.C46]/[.B46])*[.B46]/2)*([.B46]-1)" office:value-type="float" office:value="23212.5">
            <text:p>23212.5</text:p>
          </table:table-cell>
          <table:table-cell table:formula="of:=(120 + 0.0085*([.C46]/[.B46])*[.B46])*(SQRT([.B46])-1)" office:value-type="float" office:value="9285">
            <text:p>9285</text:p>
          </table:table-cell>
          <table:table-cell table:formula="of:=(60 + 0.0085*([.C46]/[.B46])*[.B46]/2)*LOG([.B46];2)" office:value-type="float" office:value="6190">
            <text:p>619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float" office:value="28524">
            <text:p>28524</text:p>
          </table:table-cell>
          <table:table-cell table:formula="of:=(60 + 0.0085*([.C47]/[.B47])*[.B47]/2)*([.B47]-1)" office:value-type="float" office:value="32775">
            <text:p>32775</text:p>
          </table:table-cell>
          <table:table-cell table:formula="of:=(120 + 0.0085*([.C47]/[.B47])*[.B47])*(SQRT([.B47])-1)" office:value-type="float" office:value="13110">
            <text:p>13110</text:p>
          </table:table-cell>
          <table:table-cell table:formula="of:=(60 + 0.0085*([.C47]/[.B47])*[.B47]/2)*LOG([.B47];2)" office:value-type="float" office:value="8740">
            <text:p>874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750000">
            <text:p>750000</text:p>
          </table:table-cell>
          <table:table-cell office:value-type="float" office:value="50">
            <text:p>50</text:p>
          </table:table-cell>
          <table:table-cell office:value-type="float" office:value="51700">
            <text:p>51700</text:p>
          </table:table-cell>
          <table:table-cell table:formula="of:=(60 + 0.0085*([.C48]/[.B48])*[.B48]/2)*([.B48]-1)" office:value-type="float" office:value="48712.5">
            <text:p>48712.5</text:p>
          </table:table-cell>
          <table:table-cell table:formula="of:=(120 + 0.0085*([.C48]/[.B48])*[.B48])*(SQRT([.B48])-1)" office:value-type="float" office:value="19485">
            <text:p>19485</text:p>
          </table:table-cell>
          <table:table-cell table:formula="of:=(60 + 0.0085*([.C48]/[.B48])*[.B48]/2)*LOG([.B48];2)" office:value-type="float" office:value="12990">
            <text:p>1299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float" office:value="64409">
            <text:p>64409</text:p>
          </table:table-cell>
          <table:table-cell table:formula="of:=(60 + 0.0085*([.C49]/[.B49])*[.B49]/2)*([.B49]-1)" office:value-type="float" office:value="64650">
            <text:p>64650</text:p>
          </table:table-cell>
          <table:table-cell table:formula="of:=(120 + 0.0085*([.C49]/[.B49])*[.B49])*(SQRT([.B49])-1)" office:value-type="float" office:value="25860">
            <text:p>25860</text:p>
          </table:table-cell>
          <table:table-cell table:formula="of:=(60 + 0.0085*([.C49]/[.B49])*[.B49]/2)*LOG([.B49];2)" office:value-type="float" office:value="17240">
            <text:p>1724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50">
            <text:p>50</text:p>
          </table:table-cell>
          <table:table-cell office:value-type="float" office:value="96907">
            <text:p>96907</text:p>
          </table:table-cell>
          <table:table-cell table:formula="of:=(60 + 0.0085*([.C50]/[.B50])*[.B50]/2)*([.B50]-1)" office:value-type="float" office:value="128400">
            <text:p>128400</text:p>
          </table:table-cell>
          <table:table-cell table:formula="of:=(120 + 0.0085*([.C50]/[.B50])*[.B50])*(SQRT([.B50])-1)" office:value-type="float" office:value="51360">
            <text:p>51360</text:p>
          </table:table-cell>
          <table:table-cell table:formula="of:=(60 + 0.0085*([.C50]/[.B50])*[.B50]/2)*LOG([.B50];2)" office:value-type="float" office:value="34240">
            <text:p>3424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000000">
            <text:p>3000000</text:p>
          </table:table-cell>
          <table:table-cell office:value-type="float" office:value="50">
            <text:p>50</text:p>
          </table:table-cell>
          <table:table-cell office:value-type="float" office:value="141056">
            <text:p>141056</text:p>
          </table:table-cell>
          <table:table-cell table:formula="of:=(60 + 0.0085*([.C51]/[.B51])*[.B51]/2)*([.B51]-1)" office:value-type="float" office:value="192150">
            <text:p>192150</text:p>
          </table:table-cell>
          <table:table-cell table:formula="of:=(120 + 0.0085*([.C51]/[.B51])*[.B51])*(SQRT([.B51])-1)" office:value-type="float" office:value="76860">
            <text:p>76860</text:p>
          </table:table-cell>
          <table:table-cell table:formula="of:=(60 + 0.0085*([.C51]/[.B51])*[.B51]/2)*LOG([.B51];2)" office:value-type="float" office:value="51240">
            <text:p>5124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4000000">
            <text:p>4000000</text:p>
          </table:table-cell>
          <table:table-cell office:value-type="float" office:value="50">
            <text:p>50</text:p>
          </table:table-cell>
          <table:table-cell office:value-type="float" office:value="194282">
            <text:p>194282</text:p>
          </table:table-cell>
          <table:table-cell table:formula="of:=(60 + 0.0085*([.C52]/[.B52])*[.B52]/2)*([.B52]-1)" office:value-type="float" office:value="255900">
            <text:p>255900</text:p>
          </table:table-cell>
          <table:table-cell table:formula="of:=(120 + 0.0085*([.C52]/[.B52])*[.B52])*(SQRT([.B52])-1)" office:value-type="float" office:value="102360">
            <text:p>102360</text:p>
          </table:table-cell>
          <table:table-cell table:formula="of:=(60 + 0.0085*([.C52]/[.B52])*[.B52]/2)*LOG([.B52];2)" office:value-type="float" office:value="68240">
            <text:p>68240</text:p>
          </table:table-cell>
        </table:table-row>
      </table:table>
      <table:table table:name="Sheet1_4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#red</text:p>
          </table:table-cell>
          <table:table-cell office:value-type="string">
            <text:p>#proc</text:p>
          </table:table-cell>
          <table:table-cell office:value-type="string">
            <text:p>SIZE</text:p>
          </table:table-cell>
          <table:table-cell office:value-type="string">
            <text:p>MSGS</text:p>
          </table:table-cell>
          <table:table-cell office:value-type="string">
            <text:p>T_ mpi</text:p>
          </table:table-cell>
          <table:table-cell office:value-type="string">
            <text:p>T_ring</text:p>
          </table:table-cell>
          <table:table-cell office:value-type="string">
            <text:p>T_mesh</text:p>
          </table:table-cell>
          <table:table-cell office:value-type="string">
            <text:p>T_cube</text:p>
          </table:table-cell>
        </table:table-row>
        <table:table-row table:style-name="ro2">
          <table:table-cell office:value-type="float" office:value="8">
            <text:p>8</text:p>
            <draw:frame table:end-cell-address="Sheet1_4.M26" table:end-x="0.8516in" table:end-y="0.1138in" draw:z-index="0" draw:style-name="gr1" draw:text-style-name="P1" svg:width="9.7315in" svg:height="3.9354in" svg:x="0.026in" svg:y="0.0307in">
              <draw:object draw:notify-on-update-of-ranges="Sheet1_4.E1:Sheet1_4.E1 Sheet1_4.A2:Sheet1_4.A30 Sheet1_4.F1:Sheet1_4.F1 Sheet1_4.F2:Sheet1_4.F43 Sheet1_4.G1:Sheet1_4.G1 Sheet1_4.G2:Sheet1_4.G43 Sheet1_4.H1:Sheet1_4.H1 Sheet1_4.H2:Sheet1_4.H4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71">
            <text:p>71</text:p>
          </table:table-cell>
          <table:table-cell table:formula="of:=(60 + 0.00085*[.C2])*([.B2]-1)" office:value-type="float" office:value="420.2975">
            <text:p>420.2975</text:p>
          </table:table-cell>
          <table:table-cell table:formula="of:=60*(SQRT([.B2])-1) + 0.00085*[.C2]*([.B2]-1)" office:value-type="float" office:value="110.003127484771">
            <text:p>110.0031274848</text:p>
          </table:table-cell>
          <table:table-cell table:formula="of:=60*(LOG([.B2];2)) + 0.00085*[.C2]*([.B2]-1)" office:value-type="float" office:value="180.2975">
            <text:p>180.297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36">
            <text:p>136</text:p>
          </table:table-cell>
          <table:table-cell table:formula="of:=(60 + 0.00085*[.C3])*([.B3]-1)" office:value-type="float" office:value="420.595">
            <text:p>420.595</text:p>
          </table:table-cell>
          <table:table-cell table:formula="of:=60*(SQRT([.B3])-1) + 0.00085*[.C3]*([.B3]-1)" office:value-type="float" office:value="110.300627484771">
            <text:p>110.3006274848</text:p>
          </table:table-cell>
          <table:table-cell table:formula="of:=60*(LOG([.B3];2)) + 0.00085*[.C3]*([.B3]-1)" office:value-type="float" office:value="180.595">
            <text:p>180.59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222">
            <text:p>222</text:p>
          </table:table-cell>
          <table:table-cell table:formula="of:=(60 + 0.00085*[.C4])*([.B4]-1)" office:value-type="float" office:value="425.95">
            <text:p>425.95</text:p>
          </table:table-cell>
          <table:table-cell table:formula="of:=60*(SQRT([.B4])-1) + 0.00085*[.C4]*([.B4]-1)" office:value-type="float" office:value="115.655627484771">
            <text:p>115.6556274848</text:p>
          </table:table-cell>
          <table:table-cell table:formula="of:=60*(LOG([.B4];2)) + 0.00085*[.C4]*([.B4]-1)" office:value-type="float" office:value="185.95">
            <text:p>185.9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959">
            <text:p>959</text:p>
          </table:table-cell>
          <table:table-cell table:formula="of:=(60 + 0.00085*[.C5])*([.B5]-1)" office:value-type="float" office:value="443.8">
            <text:p>443.8</text:p>
          </table:table-cell>
          <table:table-cell table:formula="of:=60*(SQRT([.B5])-1) + 0.00085*[.C5]*([.B5]-1)" office:value-type="float" office:value="133.505627484771">
            <text:p>133.5056274848</text:p>
          </table:table-cell>
          <table:table-cell table:formula="of:=60*(LOG([.B5];2)) + 0.00085*[.C5]*([.B5]-1)" office:value-type="float" office:value="203.8">
            <text:p>203.8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1358">
            <text:p>1358</text:p>
          </table:table-cell>
          <table:table-cell table:formula="of:=(60 + 0.00085*[.C6])*([.B6]-1)" office:value-type="float" office:value="467.6">
            <text:p>467.6</text:p>
          </table:table-cell>
          <table:table-cell table:formula="of:=60*(SQRT([.B6])-1) + 0.00085*[.C6]*([.B6]-1)" office:value-type="float" office:value="157.305627484771">
            <text:p>157.3056274848</text:p>
          </table:table-cell>
          <table:table-cell table:formula="of:=60*(LOG([.B6];2)) + 0.00085*[.C6]*([.B6]-1)" office:value-type="float" office:value="227.6">
            <text:p>227.6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6076">
            <text:p>6076</text:p>
          </table:table-cell>
          <table:table-cell table:formula="of:=(60 + 0.00085*[.C7])*([.B7]-1)" office:value-type="float" office:value="717.5">
            <text:p>717.5</text:p>
          </table:table-cell>
          <table:table-cell table:formula="of:=60*(SQRT([.B7])-1) + 0.00085*[.C7]*([.B7]-1)" office:value-type="float" office:value="407.205627484771">
            <text:p>407.2056274848</text:p>
          </table:table-cell>
          <table:table-cell table:formula="of:=60*(LOG([.B7];2)) + 0.00085*[.C7]*([.B7]-1)" office:value-type="float" office:value="477.5">
            <text:p>477.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5000">
            <text:p>75000</text:p>
          </table:table-cell>
          <table:table-cell office:value-type="float" office:value="50">
            <text:p>50</text:p>
          </table:table-cell>
          <table:table-cell office:value-type="float" office:value="8982">
            <text:p>8982</text:p>
          </table:table-cell>
          <table:table-cell table:formula="of:=(60 + 0.00085*[.C8])*([.B8]-1)" office:value-type="float" office:value="866.25">
            <text:p>866.25</text:p>
          </table:table-cell>
          <table:table-cell table:formula="of:=60*(SQRT([.B8])-1) + 0.00085*[.C8]*([.B8]-1)" office:value-type="float" office:value="555.955627484771">
            <text:p>555.9556274848</text:p>
          </table:table-cell>
          <table:table-cell table:formula="of:=60*(LOG([.B8];2)) + 0.00085*[.C8]*([.B8]-1)" office:value-type="float" office:value="626.25">
            <text:p>626.2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12120">
            <text:p>12120</text:p>
          </table:table-cell>
          <table:table-cell table:formula="of:=(60 + 0.00085*[.C9])*([.B9]-1)" office:value-type="float" office:value="1015">
            <text:p>1015</text:p>
          </table:table-cell>
          <table:table-cell table:formula="of:=60*(SQRT([.B9])-1) + 0.00085*[.C9]*([.B9]-1)" office:value-type="float" office:value="704.705627484771">
            <text:p>704.7056274848</text:p>
          </table:table-cell>
          <table:table-cell table:formula="of:=60*(LOG([.B9];2)) + 0.00085*[.C9]*([.B9]-1)" office:value-type="float" office:value="775">
            <text:p>77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50000">
            <text:p>150000</text:p>
          </table:table-cell>
          <table:table-cell office:value-type="float" office:value="50">
            <text:p>50</text:p>
          </table:table-cell>
          <table:table-cell office:value-type="float" office:value="20617">
            <text:p>20617</text:p>
          </table:table-cell>
          <table:table-cell table:formula="of:=(60 + 0.00085*[.C10])*([.B10]-1)" office:value-type="float" office:value="1312.5">
            <text:p>1312.5</text:p>
          </table:table-cell>
          <table:table-cell table:formula="of:=60*(SQRT([.B10])-1) + 0.00085*[.C10]*([.B10]-1)" office:value-type="float" office:value="1002.20562748477">
            <text:p>1002.2056274848</text:p>
          </table:table-cell>
          <table:table-cell table:formula="of:=60*(LOG([.B10];2)) + 0.00085*[.C10]*([.B10]-1)" office:value-type="float" office:value="1072.5">
            <text:p>1072.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office:value-type="float" office:value="33140">
            <text:p>33140</text:p>
          </table:table-cell>
          <table:table-cell table:formula="of:=(60 + 0.00085*[.C11])*([.B11]-1)" office:value-type="float" office:value="1907.5">
            <text:p>1907.5</text:p>
          </table:table-cell>
          <table:table-cell table:formula="of:=60*(SQRT([.B11])-1) + 0.00085*[.C11]*([.B11]-1)" office:value-type="float" office:value="1597.20562748477">
            <text:p>1597.2056274848</text:p>
          </table:table-cell>
          <table:table-cell table:formula="of:=60*(LOG([.B11];2)) + 0.00085*[.C11]*([.B11]-1)" office:value-type="float" office:value="1667.5">
            <text:p>1667.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float" office:value="46030">
            <text:p>46030</text:p>
          </table:table-cell>
          <table:table-cell table:formula="of:=(60 + 0.00085*[.C12])*([.B12]-1)" office:value-type="float" office:value="2502.5">
            <text:p>2502.5</text:p>
          </table:table-cell>
          <table:table-cell table:formula="of:=60*(SQRT([.B12])-1) + 0.00085*[.C12]*([.B12]-1)" office:value-type="float" office:value="2192.20562748477">
            <text:p>2192.2056274848</text:p>
          </table:table-cell>
          <table:table-cell table:formula="of:=60*(LOG([.B12];2)) + 0.00085*[.C12]*([.B12]-1)" office:value-type="float" office:value="2262.5">
            <text:p>2262.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float" office:value="69028">
            <text:p>69028</text:p>
          </table:table-cell>
          <table:table-cell table:formula="of:=(60 + 0.00085*[.C13])*([.B13]-1)" office:value-type="float" office:value="3395">
            <text:p>3395</text:p>
          </table:table-cell>
          <table:table-cell table:formula="of:=60*(SQRT([.B13])-1) + 0.00085*[.C13]*([.B13]-1)" office:value-type="float" office:value="3084.70562748477">
            <text:p>3084.7056274848</text:p>
          </table:table-cell>
          <table:table-cell table:formula="of:=60*(LOG([.B13];2)) + 0.00085*[.C13]*([.B13]-1)" office:value-type="float" office:value="3155">
            <text:p>315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50000">
            <text:p>750000</text:p>
          </table:table-cell>
          <table:table-cell office:value-type="float" office:value="50">
            <text:p>50</text:p>
          </table:table-cell>
          <table:table-cell office:value-type="float" office:value="100444">
            <text:p>100444</text:p>
          </table:table-cell>
          <table:table-cell table:formula="of:=(60 + 0.00085*[.C14])*([.B14]-1)" office:value-type="float" office:value="4882.5">
            <text:p>4882.5</text:p>
          </table:table-cell>
          <table:table-cell table:formula="of:=60*(SQRT([.B14])-1) + 0.00085*[.C14]*([.B14]-1)" office:value-type="float" office:value="4572.20562748477">
            <text:p>4572.2056274848</text:p>
          </table:table-cell>
          <table:table-cell table:formula="of:=60*(LOG([.B14];2)) + 0.00085*[.C14]*([.B14]-1)" office:value-type="float" office:value="4642.5">
            <text:p>4642.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float" office:value="132622">
            <text:p>132622</text:p>
          </table:table-cell>
          <table:table-cell table:formula="of:=(60 + 0.00085*[.C15])*([.B15]-1)" office:value-type="float" office:value="6370">
            <text:p>6370</text:p>
          </table:table-cell>
          <table:table-cell table:formula="of:=60*(SQRT([.B15])-1) + 0.00085*[.C15]*([.B15]-1)" office:value-type="float" office:value="6059.70562748477">
            <text:p>6059.7056274848</text:p>
          </table:table-cell>
          <table:table-cell table:formula="of:=60*(LOG([.B15];2)) + 0.00085*[.C15]*([.B15]-1)" office:value-type="float" office:value="6130">
            <text:p>6130</text:p>
          </table:table-cell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8740">
            <text:p>8740</text:p>
          </table:table-cell>
          <table:table-cell table:formula="of:=(60 + 0.00085*[.C16])*([.B16]-1)" office:value-type="float" office:value="660.4675">
            <text:p>660.4675</text:p>
          </table:table-cell>
          <table:table-cell table:formula="of:=60*(SQRT([.B16])-1) + 0.00085*[.C16]*([.B16]-1)" office:value-type="float" office:value="148.313596908265">
            <text:p>148.3135969083</text:p>
          </table:table-cell>
          <table:table-cell table:formula="of:=60*(LOG([.B16];2)) + 0.00085*[.C16]*([.B16]-1)" office:value-type="float" office:value="215.565250043269">
            <text:p>215.5652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1192">
            <text:p>11192</text:p>
          </table:table-cell>
          <table:table-cell table:formula="of:=(60 + 0.00085*[.C17])*([.B17]-1)" office:value-type="float" office:value="660.935">
            <text:p>660.935</text:p>
          </table:table-cell>
          <table:table-cell table:formula="of:=60*(SQRT([.B17])-1) + 0.00085*[.C17]*([.B17]-1)" office:value-type="float" office:value="148.781096908265">
            <text:p>148.7810969083</text:p>
          </table:table-cell>
          <table:table-cell table:formula="of:=60*(LOG([.B17];2)) + 0.00085*[.C17]*([.B17]-1)" office:value-type="float" office:value="216.032750043269">
            <text:p>216.032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0059">
            <text:p>10059</text:p>
          </table:table-cell>
          <table:table-cell table:formula="of:=(60 + 0.00085*[.C18])*([.B18]-1)" office:value-type="float" office:value="669.35">
            <text:p>669.35</text:p>
          </table:table-cell>
          <table:table-cell table:formula="of:=60*(SQRT([.B18])-1) + 0.00085*[.C18]*([.B18]-1)" office:value-type="float" office:value="157.196096908265">
            <text:p>157.1960969083</text:p>
          </table:table-cell>
          <table:table-cell table:formula="of:=60*(LOG([.B18];2)) + 0.00085*[.C18]*([.B18]-1)" office:value-type="float" office:value="224.447750043269">
            <text:p>224.44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7361">
            <text:p>37361</text:p>
          </table:table-cell>
          <table:table-cell table:formula="of:=(60 + 0.00085*[.C19])*([.B19]-1)" office:value-type="float" office:value="697.4">
            <text:p>697.4</text:p>
          </table:table-cell>
          <table:table-cell table:formula="of:=60*(SQRT([.B19])-1) + 0.00085*[.C19]*([.B19]-1)" office:value-type="float" office:value="185.246096908265">
            <text:p>185.2460969083</text:p>
          </table:table-cell>
          <table:table-cell table:formula="of:=60*(LOG([.B19];2)) + 0.00085*[.C19]*([.B19]-1)" office:value-type="float" office:value="252.497750043269">
            <text:p>252.4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37264">
            <text:p>37264</text:p>
          </table:table-cell>
          <table:table-cell table:formula="of:=(60 + 0.00085*[.C20])*([.B20]-1)" office:value-type="float" office:value="734.8">
            <text:p>734.8</text:p>
          </table:table-cell>
          <table:table-cell table:formula="of:=60*(SQRT([.B20])-1) + 0.00085*[.C20]*([.B20]-1)" office:value-type="float" office:value="222.646096908265">
            <text:p>222.6460969083</text:p>
          </table:table-cell>
          <table:table-cell table:formula="of:=60*(LOG([.B20];2)) + 0.00085*[.C20]*([.B20]-1)" office:value-type="float" office:value="289.897750043269">
            <text:p>289.8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18382">
            <text:p>18382</text:p>
          </table:table-cell>
          <table:table-cell table:formula="of:=(60 + 0.00085*[.C21])*([.B21]-1)" office:value-type="float" office:value="1127.5">
            <text:p>1127.5</text:p>
          </table:table-cell>
          <table:table-cell table:formula="of:=60*(SQRT([.B21])-1) + 0.00085*[.C21]*([.B21]-1)" office:value-type="float" office:value="615.346096908265">
            <text:p>615.3460969083</text:p>
          </table:table-cell>
          <table:table-cell table:formula="of:=60*(LOG([.B21];2)) + 0.00085*[.C21]*([.B21]-1)" office:value-type="float" office:value="682.597750043269">
            <text:p>682.5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75000">
            <text:p>75000</text:p>
          </table:table-cell>
          <table:table-cell office:value-type="float" office:value="50">
            <text:p>50</text:p>
          </table:table-cell>
          <table:table-cell office:value-type="float" office:value="21185">
            <text:p>21185</text:p>
          </table:table-cell>
          <table:table-cell table:formula="of:=(60 + 0.00085*[.C22])*([.B22]-1)" office:value-type="float" office:value="1361.25">
            <text:p>1361.25</text:p>
          </table:table-cell>
          <table:table-cell table:formula="of:=60*(SQRT([.B22])-1) + 0.00085*[.C22]*([.B22]-1)" office:value-type="float" office:value="849.096096908265">
            <text:p>849.0960969083</text:p>
          </table:table-cell>
          <table:table-cell table:formula="of:=60*(LOG([.B22];2)) + 0.00085*[.C22]*([.B22]-1)" office:value-type="float" office:value="916.34775004327">
            <text:p>916.34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36533">
            <text:p>36533</text:p>
          </table:table-cell>
          <table:table-cell table:formula="of:=(60 + 0.00085*[.C23])*([.B23]-1)" office:value-type="float" office:value="1595">
            <text:p>1595</text:p>
          </table:table-cell>
          <table:table-cell table:formula="of:=60*(SQRT([.B23])-1) + 0.00085*[.C23]*([.B23]-1)" office:value-type="float" office:value="1082.84609690827">
            <text:p>1082.8460969083</text:p>
          </table:table-cell>
          <table:table-cell table:formula="of:=60*(LOG([.B23];2)) + 0.00085*[.C23]*([.B23]-1)" office:value-type="float" office:value="1150.09775004327">
            <text:p>1150.0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50000">
            <text:p>150000</text:p>
          </table:table-cell>
          <table:table-cell office:value-type="float" office:value="50">
            <text:p>50</text:p>
          </table:table-cell>
          <table:table-cell office:value-type="float" office:value="44013">
            <text:p>44013</text:p>
          </table:table-cell>
          <table:table-cell table:formula="of:=(60 + 0.00085*[.C24])*([.B24]-1)" office:value-type="float" office:value="2062.5">
            <text:p>2062.5</text:p>
          </table:table-cell>
          <table:table-cell table:formula="of:=60*(SQRT([.B24])-1) + 0.00085*[.C24]*([.B24]-1)" office:value-type="float" office:value="1550.34609690827">
            <text:p>1550.3460969083</text:p>
          </table:table-cell>
          <table:table-cell table:formula="of:=60*(LOG([.B24];2)) + 0.00085*[.C24]*([.B24]-1)" office:value-type="float" office:value="1617.59775004327">
            <text:p>1617.5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office:value-type="float" office:value="105436">
            <text:p>105436</text:p>
          </table:table-cell>
          <table:table-cell table:formula="of:=(60 + 0.00085*[.C25])*([.B25]-1)" office:value-type="float" office:value="2997.5">
            <text:p>2997.5</text:p>
          </table:table-cell>
          <table:table-cell table:formula="of:=60*(SQRT([.B25])-1) + 0.00085*[.C25]*([.B25]-1)" office:value-type="float" office:value="2485.34609690827">
            <text:p>2485.3460969083</text:p>
          </table:table-cell>
          <table:table-cell table:formula="of:=60*(LOG([.B25];2)) + 0.00085*[.C25]*([.B25]-1)" office:value-type="float" office:value="2552.59775004327">
            <text:p>2552.5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float" office:value="113498">
            <text:p>113498</text:p>
          </table:table-cell>
          <table:table-cell table:formula="of:=(60 + 0.00085*[.C26])*([.B26]-1)" office:value-type="float" office:value="3932.5">
            <text:p>3932.5</text:p>
          </table:table-cell>
          <table:table-cell table:formula="of:=60*(SQRT([.B26])-1) + 0.00085*[.C26]*([.B26]-1)" office:value-type="float" office:value="3420.34609690827">
            <text:p>3420.3460969083</text:p>
          </table:table-cell>
          <table:table-cell table:formula="of:=60*(LOG([.B26];2)) + 0.00085*[.C26]*([.B26]-1)" office:value-type="float" office:value="3487.59775004327">
            <text:p>3487.5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float" office:value="124906">
            <text:p>124906</text:p>
          </table:table-cell>
          <table:table-cell table:formula="of:=(60 + 0.00085*[.C27])*([.B27]-1)" office:value-type="float" office:value="5335">
            <text:p>5335</text:p>
          </table:table-cell>
          <table:table-cell table:formula="of:=60*(SQRT([.B27])-1) + 0.00085*[.C27]*([.B27]-1)" office:value-type="float" office:value="4822.84609690827">
            <text:p>4822.8460969083</text:p>
          </table:table-cell>
          <table:table-cell table:formula="of:=60*(LOG([.B27];2)) + 0.00085*[.C27]*([.B27]-1)" office:value-type="float" office:value="4890.09775004327">
            <text:p>4890.0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750000">
            <text:p>750000</text:p>
          </table:table-cell>
          <table:table-cell office:value-type="float" office:value="50">
            <text:p>50</text:p>
          </table:table-cell>
          <table:table-cell office:value-type="float" office:value="179485">
            <text:p>179485</text:p>
          </table:table-cell>
          <table:table-cell table:formula="of:=(60 + 0.00085*[.C28])*([.B28]-1)" office:value-type="float" office:value="7672.5">
            <text:p>7672.5</text:p>
          </table:table-cell>
          <table:table-cell table:formula="of:=60*(SQRT([.B28])-1) + 0.00085*[.C28]*([.B28]-1)" office:value-type="float" office:value="7160.34609690827">
            <text:p>7160.3460969083</text:p>
          </table:table-cell>
          <table:table-cell table:formula="of:=60*(LOG([.B28];2)) + 0.00085*[.C28]*([.B28]-1)" office:value-type="float" office:value="7227.59775004327">
            <text:p>7227.597750043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float" office:value="239516">
            <text:p>239516</text:p>
          </table:table-cell>
          <table:table-cell table:formula="of:=(60 + 0.00085*[.C29])*([.B29]-1)" office:value-type="float" office:value="10010">
            <text:p>10010</text:p>
          </table:table-cell>
          <table:table-cell table:formula="of:=60*(SQRT([.B29])-1) + 0.00085*[.C29]*([.B29]-1)" office:value-type="float" office:value="9497.84609690827">
            <text:p>9497.8460969083</text:p>
          </table:table-cell>
          <table:table-cell table:formula="of:=60*(LOG([.B29];2)) + 0.00085*[.C29]*([.B29]-1)" office:value-type="float" office:value="9565.09775004327">
            <text:p>9565.0977500433</text:p>
          </table:table-cell>
        </table:table-row>
        <table:table-row table:style-name="ro2">
          <table:table-cell table:number-columns-repeated="2"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3746">
            <text:p>13746</text:p>
          </table:table-cell>
          <table:table-cell table:formula="of:=(60 + 0.00085*[.C30])*([.B30]-1)" office:value-type="float" office:value="900.6375">
            <text:p>900.6375</text:p>
          </table:table-cell>
          <table:table-cell table:formula="of:=60*(SQRT([.B30])-1) + 0.00085*[.C30]*([.B30]-1)" office:value-type="float" office:value="180.6375">
            <text:p>180.6375</text:p>
          </table:table-cell>
          <table:table-cell table:formula="of:=60*(LOG([.B30];2)) + 0.00085*[.C30]*([.B30]-1)" office:value-type="float" office:value="240.6375">
            <text:p>240.637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3494">
            <text:p>13494</text:p>
          </table:table-cell>
          <table:table-cell table:formula="of:=(60 + 0.00085*[.C31])*([.B31]-1)" office:value-type="float" office:value="901.275">
            <text:p>901.275</text:p>
          </table:table-cell>
          <table:table-cell table:formula="of:=60*(SQRT([.B31])-1) + 0.00085*[.C31]*([.B31]-1)" office:value-type="float" office:value="181.275">
            <text:p>181.275</text:p>
          </table:table-cell>
          <table:table-cell table:formula="of:=60*(LOG([.B31];2)) + 0.00085*[.C31]*([.B31]-1)" office:value-type="float" office:value="241.275">
            <text:p>241.27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7212">
            <text:p>7212</text:p>
          </table:table-cell>
          <table:table-cell table:formula="of:=(60 + 0.00085*[.C32])*([.B32]-1)" office:value-type="float" office:value="912.75">
            <text:p>912.75</text:p>
          </table:table-cell>
          <table:table-cell table:formula="of:=60*(SQRT([.B32])-1) + 0.00085*[.C32]*([.B32]-1)" office:value-type="float" office:value="192.75">
            <text:p>192.75</text:p>
          </table:table-cell>
          <table:table-cell table:formula="of:=60*(LOG([.B32];2)) + 0.00085*[.C32]*([.B32]-1)" office:value-type="float" office:value="252.75">
            <text:p>252.7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2446">
            <text:p>42446</text:p>
          </table:table-cell>
          <table:table-cell table:formula="of:=(60 + 0.00085*[.C33])*([.B33]-1)" office:value-type="float" office:value="951">
            <text:p>951</text:p>
          </table:table-cell>
          <table:table-cell table:formula="of:=60*(SQRT([.B33])-1) + 0.00085*[.C33]*([.B33]-1)" office:value-type="float" office:value="231">
            <text:p>231</text:p>
          </table:table-cell>
          <table:table-cell table:formula="of:=60*(LOG([.B33];2)) + 0.00085*[.C33]*([.B33]-1)" office:value-type="float" office:value="291">
            <text:p>291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48628">
            <text:p>48628</text:p>
          </table:table-cell>
          <table:table-cell table:formula="of:=(60 + 0.00085*[.C34])*([.B34]-1)" office:value-type="float" office:value="1002">
            <text:p>1002</text:p>
          </table:table-cell>
          <table:table-cell table:formula="of:=60*(SQRT([.B34])-1) + 0.00085*[.C34]*([.B34]-1)" office:value-type="float" office:value="282">
            <text:p>282</text:p>
          </table:table-cell>
          <table:table-cell table:formula="of:=60*(LOG([.B34];2)) + 0.00085*[.C34]*([.B34]-1)" office:value-type="float" office:value="342">
            <text:p>342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49738">
            <text:p>49738</text:p>
          </table:table-cell>
          <table:table-cell table:formula="of:=(60 + 0.00085*[.C35])*([.B35]-1)" office:value-type="float" office:value="1537.5">
            <text:p>1537.5</text:p>
          </table:table-cell>
          <table:table-cell table:formula="of:=60*(SQRT([.B35])-1) + 0.00085*[.C35]*([.B35]-1)" office:value-type="float" office:value="817.5">
            <text:p>817.5</text:p>
          </table:table-cell>
          <table:table-cell table:formula="of:=60*(LOG([.B35];2)) + 0.00085*[.C35]*([.B35]-1)" office:value-type="float" office:value="877.5">
            <text:p>877.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75000">
            <text:p>75000</text:p>
          </table:table-cell>
          <table:table-cell office:value-type="float" office:value="50">
            <text:p>50</text:p>
          </table:table-cell>
          <table:table-cell office:value-type="float" office:value="66878">
            <text:p>66878</text:p>
          </table:table-cell>
          <table:table-cell table:formula="of:=(60 + 0.00085*[.C36])*([.B36]-1)" office:value-type="float" office:value="1856.25">
            <text:p>1856.25</text:p>
          </table:table-cell>
          <table:table-cell table:formula="of:=60*(SQRT([.B36])-1) + 0.00085*[.C36]*([.B36]-1)" office:value-type="float" office:value="1136.25">
            <text:p>1136.25</text:p>
          </table:table-cell>
          <table:table-cell table:formula="of:=60*(LOG([.B36];2)) + 0.00085*[.C36]*([.B36]-1)" office:value-type="float" office:value="1196.25">
            <text:p>1196.2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54035">
            <text:p>54035</text:p>
          </table:table-cell>
          <table:table-cell table:formula="of:=(60 + 0.00085*[.C37])*([.B37]-1)" office:value-type="float" office:value="2175">
            <text:p>2175</text:p>
          </table:table-cell>
          <table:table-cell table:formula="of:=60*(SQRT([.B37])-1) + 0.00085*[.C37]*([.B37]-1)" office:value-type="float" office:value="1455">
            <text:p>1455</text:p>
          </table:table-cell>
          <table:table-cell table:formula="of:=60*(LOG([.B37];2)) + 0.00085*[.C37]*([.B37]-1)" office:value-type="float" office:value="1515">
            <text:p>151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50000">
            <text:p>150000</text:p>
          </table:table-cell>
          <table:table-cell office:value-type="float" office:value="50">
            <text:p>50</text:p>
          </table:table-cell>
          <table:table-cell office:value-type="float" office:value="69678">
            <text:p>69678</text:p>
          </table:table-cell>
          <table:table-cell table:formula="of:=(60 + 0.00085*[.C38])*([.B38]-1)" office:value-type="float" office:value="2812.5">
            <text:p>2812.5</text:p>
          </table:table-cell>
          <table:table-cell table:formula="of:=60*(SQRT([.B38])-1) + 0.00085*[.C38]*([.B38]-1)" office:value-type="float" office:value="2092.5">
            <text:p>2092.5</text:p>
          </table:table-cell>
          <table:table-cell table:formula="of:=60*(LOG([.B38];2)) + 0.00085*[.C38]*([.B38]-1)" office:value-type="float" office:value="2152.5">
            <text:p>2152.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office:value-type="float" office:value="75938">
            <text:p>75938</text:p>
          </table:table-cell>
          <table:table-cell table:formula="of:=(60 + 0.00085*[.C39])*([.B39]-1)" office:value-type="float" office:value="4087.5">
            <text:p>4087.5</text:p>
          </table:table-cell>
          <table:table-cell table:formula="of:=60*(SQRT([.B39])-1) + 0.00085*[.C39]*([.B39]-1)" office:value-type="float" office:value="3367.5">
            <text:p>3367.5</text:p>
          </table:table-cell>
          <table:table-cell table:formula="of:=60*(LOG([.B39];2)) + 0.00085*[.C39]*([.B39]-1)" office:value-type="float" office:value="3427.5">
            <text:p>3427.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float" office:value="217823">
            <text:p>217823</text:p>
          </table:table-cell>
          <table:table-cell table:formula="of:=(60 + 0.00085*[.C40])*([.B40]-1)" office:value-type="float" office:value="5362.5">
            <text:p>5362.5</text:p>
          </table:table-cell>
          <table:table-cell table:formula="of:=60*(SQRT([.B40])-1) + 0.00085*[.C40]*([.B40]-1)" office:value-type="float" office:value="4642.5">
            <text:p>4642.5</text:p>
          </table:table-cell>
          <table:table-cell table:formula="of:=60*(LOG([.B40];2)) + 0.00085*[.C40]*([.B40]-1)" office:value-type="float" office:value="4702.5">
            <text:p>4702.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float" office:value="227275">
            <text:p>227275</text:p>
          </table:table-cell>
          <table:table-cell table:formula="of:=(60 + 0.00085*[.C41])*([.B41]-1)" office:value-type="float" office:value="7275">
            <text:p>7275</text:p>
          </table:table-cell>
          <table:table-cell table:formula="of:=60*(SQRT([.B41])-1) + 0.00085*[.C41]*([.B41]-1)" office:value-type="float" office:value="6555">
            <text:p>6555</text:p>
          </table:table-cell>
          <table:table-cell table:formula="of:=60*(LOG([.B41];2)) + 0.00085*[.C41]*([.B41]-1)" office:value-type="float" office:value="6615">
            <text:p>661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750000">
            <text:p>750000</text:p>
          </table:table-cell>
          <table:table-cell office:value-type="float" office:value="50">
            <text:p>50</text:p>
          </table:table-cell>
          <table:table-cell office:value-type="float" office:value="279925">
            <text:p>279925</text:p>
          </table:table-cell>
          <table:table-cell table:formula="of:=(60 + 0.00085*[.C42])*([.B42]-1)" office:value-type="float" office:value="10462.5">
            <text:p>10462.5</text:p>
          </table:table-cell>
          <table:table-cell table:formula="of:=60*(SQRT([.B42])-1) + 0.00085*[.C42]*([.B42]-1)" office:value-type="float" office:value="9742.5">
            <text:p>9742.5</text:p>
          </table:table-cell>
          <table:table-cell table:formula="of:=60*(LOG([.B42];2)) + 0.00085*[.C42]*([.B42]-1)" office:value-type="float" office:value="9802.5">
            <text:p>9802.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float" office:value="325673">
            <text:p>325673</text:p>
          </table:table-cell>
          <table:table-cell table:formula="of:=(60 + 0.00085*[.C43])*([.B43]-1)" office:value-type="float" office:value="13650">
            <text:p>13650</text:p>
          </table:table-cell>
          <table:table-cell table:formula="of:=60*(SQRT([.B43])-1) + 0.00085*[.C43]*([.B43]-1)" office:value-type="float" office:value="12930">
            <text:p>12930</text:p>
          </table:table-cell>
          <table:table-cell table:formula="of:=60*(LOG([.B43];2)) + 0.00085*[.C43]*([.B43]-1)" office:value-type="float" office:value="12990">
            <text:p>12990</text:p>
          </table:table-cell>
        </table:table-row>
      </table:table>
      <table:table table:name="Sheet1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3/06/2013</text:date>, <text:time>01:4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Reese</meta:initial-creator>
    <meta:creation-date>2013-03-06T00:39:29</meta:creation-date>
    <dc:date>2013-03-06T01:48:58</dc:date>
    <dc:creator>Josh Reese</dc:creator>
    <meta:editing-duration>PT54M9S</meta:editing-duration>
    <meta:editing-cycles>9</meta:editing-cycles>
    <meta:generator>OpenOffice.org/3.4.1$Unix OpenOffice.org_project/341m1$Build-9593</meta:generator>
    <meta:document-statistic meta:table-count="6" meta:cell-count="1041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41cm" svg:height="10.018cm" xlink:href=".." xlink:type="simple" chart:class="chart:bar" chart:column-mapping="0 1 2" chart:style-name="ch1">
        <chart:title svg:x="10.326cm" svg:y="0.335cm" chart:style-name="ch2">
          <text:p>All To All Broadcast</text:p>
        </chart:title>
        <chart:legend chart:legend-position="top" svg:x="9.063cm" svg:y="1.509cm" style:legend-expansion="wide" chart:style-name="ch3"/>
        <chart:plot-area chart:style-name="ch4" table:cell-range-address="Sheet1_2.A2:Sheet1_2.A36 Sheet1_2.E1:Sheet1_2.H52" chart:data-source-has-labels="both" svg:x="1.492cm" svg:y="2.489cm" svg:width="22.261cm" svg:height="6.361cm">
          <chartooo:coordinate-region svg:x="2.924cm" svg:y="2.679cm" svg:width="20.829cm" svg:height="5.542cm"/>
          <chart:axis chart:dimension="x" chart:name="primary-x" chart:style-name="ch5" chartooo:axis-type="auto">
            <chartooo:date-scale/>
            <chart:title svg:x="11.35cm" svg:y="9.051cm" chart:style-name="ch6">
              <text:p>Number of nodes</text:p>
            </chart:title>
            <chart:categories table:cell-range-address="Sheet1_2.A2:Sheet1_2.A36"/>
          </chart:axis>
          <chart:axis chart:dimension="y" chart:name="primary-y" chart:style-name="ch7">
            <chart:title svg:x="0.451cm" svg:y="6.395cm" chart:style-name="ch8">
              <text:p>Time (us)</text:p>
            </chart:title>
            <chart:grid chart:style-name="ch9" chart:class="major"/>
          </chart:axis>
          <chart:series chart:style-name="ch10" chart:values-cell-range-address="Sheet1_2.E2:Sheet1_2.E52" chart:label-cell-address="Sheet1_2.E1:Sheet1_2.E1" chart:class="chart:bar">
            <chart:data-point chart:repeated="51"/>
          </chart:series>
          <chart:series chart:style-name="ch11" chart:values-cell-range-address="Sheet1_2.F2:Sheet1_2.F52" chart:label-cell-address="Sheet1_2.F1:Sheet1_2.F1" chart:class="chart:bar">
            <chart:data-point chart:repeated="51"/>
          </chart:series>
          <chart:series chart:style-name="ch12" chart:values-cell-range-address="Sheet1_2.G2:Sheet1_2.G52" chart:label-cell-address="Sheet1_2.G1:Sheet1_2.G1" chart:class="chart:bar">
            <chart:data-point chart:repeated="51"/>
          </chart:series>
          <chart:series chart:style-name="ch13" chart:values-cell-range-address="Sheet1_2.H2:Sheet1_2.H52" chart:label-cell-address="Sheet1_2.H1:Sheet1_2.H1" chart:class="chart:bar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mpi</text:p>
                <draw:g>
                  <svg:desc>Sheet1_2.E1:Sheet1_2.E1</svg:desc>
                </draw:g>
              </table:table-cell>
              <table:table-cell office:value-type="string">
                <text:p>T_ring</text:p>
                <draw:g>
                  <svg:desc>Sheet1_2.F1:Sheet1_2.F1</svg:desc>
                </draw:g>
              </table:table-cell>
              <table:table-cell office:value-type="string">
                <text:p>T_mesh</text:p>
                <draw:g>
                  <svg:desc>Sheet1_2.G1:Sheet1_2.G1</svg:desc>
                </draw:g>
              </table:table-cell>
              <table:table-cell office:value-type="string">
                <text:p>T_cube</text:p>
                <draw:g>
                  <svg:desc>Sheet1_2.H1:Sheet1_2.H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_2.A2:Sheet1_2.A36</svg:desc>
                </draw:g>
              </table:table-cell>
              <table:table-cell office:value-type="float" office:value="5074">
                <text:p>5074</text:p>
                <draw:g>
                  <svg:desc>Sheet1_2.E2:Sheet1_2.E52</svg:desc>
                </draw:g>
              </table:table-cell>
              <table:table-cell office:value-type="float" office:value="420.371875">
                <text:p>420.371875</text:p>
                <draw:g>
                  <svg:desc>Sheet1_2.F2:Sheet1_2.F52</svg:desc>
                </draw:g>
              </table:table-cell>
              <table:table-cell office:value-type="float" office:value="112.680627484771">
                <text:p>112.680627484771</text:p>
                <draw:g>
                  <svg:desc>Sheet1_2.G2:Sheet1_2.G52</svg:desc>
                </draw:g>
              </table:table-cell>
              <table:table-cell office:value-type="float" office:value="182.975">
                <text:p>182.975</text:p>
                <draw:g>
                  <svg:desc>Sheet1_2.H2:Sheet1_2.H5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1">
                <text:p>5271</text:p>
              </table:table-cell>
              <table:table-cell office:value-type="float" office:value="425.95">
                <text:p>425.95</text:p>
              </table:table-cell>
              <table:table-cell office:value-type="float" office:value="115.655627484771">
                <text:p>115.655627484771</text:p>
              </table:table-cell>
              <table:table-cell office:value-type="float" office:value="185.95">
                <text:p>185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2">
                <text:p>7852</text:p>
              </table:table-cell>
              <table:table-cell office:value-type="float" office:value="479.5">
                <text:p>479.5</text:p>
              </table:table-cell>
              <table:table-cell office:value-type="float" office:value="169.205627484771">
                <text:p>169.205627484771</text:p>
              </table:table-cell>
              <table:table-cell office:value-type="float" office:value="239.5">
                <text:p>23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7">
                <text:p>5157</text:p>
              </table:table-cell>
              <table:table-cell office:value-type="float" office:value="658">
                <text:p>658</text:p>
              </table:table-cell>
              <table:table-cell office:value-type="float" office:value="347.705627484771">
                <text:p>347.70562748477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9">
                <text:p>5089</text:p>
              </table:table-cell>
              <table:table-cell office:value-type="float" office:value="896">
                <text:p>896</text:p>
              </table:table-cell>
              <table:table-cell office:value-type="float" office:value="585.705627484771">
                <text:p>585.70562748477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10">
                <text:p>54210</text:p>
              </table:table-cell>
              <table:table-cell office:value-type="float" office:value="3395">
                <text:p>3395</text:p>
              </table:table-cell>
              <table:table-cell office:value-type="float" office:value="3084.70562748477">
                <text:p>3084.70562748477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22">
                <text:p>51922</text:p>
              </table:table-cell>
              <table:table-cell office:value-type="float" office:value="4882.5">
                <text:p>4882.5</text:p>
              </table:table-cell>
              <table:table-cell office:value-type="float" office:value="4572.20562748477">
                <text:p>4572.20562748477</text:p>
              </table:table-cell>
              <table:table-cell office:value-type="float" office:value="4642.5">
                <text:p>464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15">
                <text:p>55315</text:p>
              </table:table-cell>
              <table:table-cell office:value-type="float" office:value="6370">
                <text:p>6370</text:p>
              </table:table-cell>
              <table:table-cell office:value-type="float" office:value="6059.70562748477">
                <text:p>6059.70562748477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86">
                <text:p>43486</text:p>
              </table:table-cell>
              <table:table-cell office:value-type="float" office:value="9345">
                <text:p>9345</text:p>
              </table:table-cell>
              <table:table-cell office:value-type="float" office:value="9034.70562748477">
                <text:p>9034.70562748477</text:p>
              </table:table-cell>
              <table:table-cell office:value-type="float" office:value="9105">
                <text:p>9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48">
                <text:p>57348</text:p>
              </table:table-cell>
              <table:table-cell office:value-type="float" office:value="15295">
                <text:p>15295</text:p>
              </table:table-cell>
              <table:table-cell office:value-type="float" office:value="14984.7056274848">
                <text:p>14984.7056274848</text:p>
              </table:table-cell>
              <table:table-cell office:value-type="float" office:value="15055">
                <text:p>15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75">
                <text:p>58275</text:p>
              </table:table-cell>
              <table:table-cell office:value-type="float" office:value="21245">
                <text:p>21245</text:p>
              </table:table-cell>
              <table:table-cell office:value-type="float" office:value="20934.7056274848">
                <text:p>20934.7056274848</text:p>
              </table:table-cell>
              <table:table-cell office:value-type="float" office:value="21005">
                <text:p>21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96">
                <text:p>54396</text:p>
              </table:table-cell>
              <table:table-cell office:value-type="float" office:value="30170">
                <text:p>30170</text:p>
              </table:table-cell>
              <table:table-cell office:value-type="float" office:value="29859.7056274848">
                <text:p>29859.7056274848</text:p>
              </table:table-cell>
              <table:table-cell office:value-type="float" office:value="29930">
                <text:p>299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11">
                <text:p>68511</text:p>
              </table:table-cell>
              <table:table-cell office:value-type="float" office:value="45045">
                <text:p>45045</text:p>
              </table:table-cell>
              <table:table-cell office:value-type="float" office:value="44734.7056274848">
                <text:p>44734.7056274848</text:p>
              </table:table-cell>
              <table:table-cell office:value-type="float" office:value="44805">
                <text:p>44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967">
                <text:p>87967</text:p>
              </table:table-cell>
              <table:table-cell office:value-type="float" office:value="59920">
                <text:p>59920</text:p>
              </table:table-cell>
              <table:table-cell office:value-type="float" office:value="59609.7056274848">
                <text:p>59609.7056274848</text:p>
              </table:table-cell>
              <table:table-cell office:value-type="float" office:value="59680">
                <text:p>596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672">
                <text:p>171672</text:p>
              </table:table-cell>
              <table:table-cell office:value-type="float" office:value="119420">
                <text:p>119420</text:p>
              </table:table-cell>
              <table:table-cell office:value-type="float" office:value="119109.705627485">
                <text:p>119109.705627485</text:p>
              </table:table-cell>
              <table:table-cell office:value-type="float" office:value="119180">
                <text:p>119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688">
                <text:p>146688</text:p>
              </table:table-cell>
              <table:table-cell office:value-type="float" office:value="178920">
                <text:p>178920</text:p>
              </table:table-cell>
              <table:table-cell office:value-type="float" office:value="178609.705627485">
                <text:p>178609.705627485</text:p>
              </table:table-cell>
              <table:table-cell office:value-type="float" office:value="178680">
                <text:p>1786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787">
                <text:p>251787</text:p>
              </table:table-cell>
              <table:table-cell office:value-type="float" office:value="238420">
                <text:p>238420</text:p>
              </table:table-cell>
              <table:table-cell office:value-type="float" office:value="238109.705627485">
                <text:p>238109.705627485</text:p>
              </table:table-cell>
              <table:table-cell office:value-type="float" office:value="238180">
                <text:p>23818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301">
                <text:p>10301</text:p>
              </table:table-cell>
              <table:table-cell office:value-type="float" office:value="664.675">
                <text:p>664.675</text:p>
              </table:table-cell>
              <table:table-cell office:value-type="float" office:value="152.521096908265">
                <text:p>152.521096908265</text:p>
              </table:table-cell>
              <table:table-cell office:value-type="float" office:value="219.772750043269">
                <text:p>219.772750043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8">
                <text:p>6848</text:p>
              </table:table-cell>
              <table:table-cell office:value-type="float" office:value="669.35">
                <text:p>669.35</text:p>
              </table:table-cell>
              <table:table-cell office:value-type="float" office:value="157.196096908265">
                <text:p>157.196096908265</text:p>
              </table:table-cell>
              <table:table-cell office:value-type="float" office:value="224.447750043269">
                <text:p>224.447750043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77">
                <text:p>9777</text:p>
              </table:table-cell>
              <table:table-cell office:value-type="float" office:value="753.5">
                <text:p>753.5</text:p>
              </table:table-cell>
              <table:table-cell office:value-type="float" office:value="241.346096908265">
                <text:p>241.346096908265</text:p>
              </table:table-cell>
              <table:table-cell office:value-type="float" office:value="308.597750043269">
                <text:p>308.597750043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5">
                <text:p>6245</text:p>
              </table:table-cell>
              <table:table-cell office:value-type="float" office:value="1034">
                <text:p>1034</text:p>
              </table:table-cell>
              <table:table-cell office:value-type="float" office:value="521.846096908265">
                <text:p>521.846096908265</text:p>
              </table:table-cell>
              <table:table-cell office:value-type="float" office:value="589.097750043269">
                <text:p>589.097750043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37">
                <text:p>9937</text:p>
              </table:table-cell>
              <table:table-cell office:value-type="float" office:value="1408">
                <text:p>1408</text:p>
              </table:table-cell>
              <table:table-cell office:value-type="float" office:value="895.846096908265">
                <text:p>895.846096908265</text:p>
              </table:table-cell>
              <table:table-cell office:value-type="float" office:value="963.097750043269">
                <text:p>963.097750043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778">
                <text:p>94778</text:p>
              </table:table-cell>
              <table:table-cell office:value-type="float" office:value="5335">
                <text:p>5335</text:p>
              </table:table-cell>
              <table:table-cell office:value-type="float" office:value="4822.84609690827">
                <text:p>4822.84609690827</text:p>
              </table:table-cell>
              <table:table-cell office:value-type="float" office:value="4890.09775004327">
                <text:p>4890.09775004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506">
                <text:p>118506</text:p>
              </table:table-cell>
              <table:table-cell office:value-type="float" office:value="7672.5">
                <text:p>7672.5</text:p>
              </table:table-cell>
              <table:table-cell office:value-type="float" office:value="7160.34609690827">
                <text:p>7160.34609690827</text:p>
              </table:table-cell>
              <table:table-cell office:value-type="float" office:value="7227.59775004327">
                <text:p>7227.59775004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909">
                <text:p>117909</text:p>
              </table:table-cell>
              <table:table-cell office:value-type="float" office:value="10010">
                <text:p>10010</text:p>
              </table:table-cell>
              <table:table-cell office:value-type="float" office:value="9497.84609690827">
                <text:p>9497.84609690827</text:p>
              </table:table-cell>
              <table:table-cell office:value-type="float" office:value="9565.09775004327">
                <text:p>9565.09775004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420">
                <text:p>103420</text:p>
              </table:table-cell>
              <table:table-cell office:value-type="float" office:value="14685">
                <text:p>14685</text:p>
              </table:table-cell>
              <table:table-cell office:value-type="float" office:value="14172.8460969083">
                <text:p>14172.8460969083</text:p>
              </table:table-cell>
              <table:table-cell office:value-type="float" office:value="14240.0977500433">
                <text:p>14240.0977500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236">
                <text:p>113236</text:p>
              </table:table-cell>
              <table:table-cell office:value-type="float" office:value="24035">
                <text:p>24035</text:p>
              </table:table-cell>
              <table:table-cell office:value-type="float" office:value="23522.8460969083">
                <text:p>23522.8460969083</text:p>
              </table:table-cell>
              <table:table-cell office:value-type="float" office:value="23590.0977500433">
                <text:p>23590.0977500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395">
                <text:p>119395</text:p>
              </table:table-cell>
              <table:table-cell office:value-type="float" office:value="33385">
                <text:p>33385</text:p>
              </table:table-cell>
              <table:table-cell office:value-type="float" office:value="32872.8460969083">
                <text:p>32872.8460969083</text:p>
              </table:table-cell>
              <table:table-cell office:value-type="float" office:value="32940.0977500433">
                <text:p>32940.0977500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136">
                <text:p>105136</text:p>
              </table:table-cell>
              <table:table-cell office:value-type="float" office:value="47410">
                <text:p>47410</text:p>
              </table:table-cell>
              <table:table-cell office:value-type="float" office:value="46897.8460969083">
                <text:p>46897.8460969083</text:p>
              </table:table-cell>
              <table:table-cell office:value-type="float" office:value="46965.0977500433">
                <text:p>46965.0977500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652">
                <text:p>109652</text:p>
              </table:table-cell>
              <table:table-cell office:value-type="float" office:value="70785">
                <text:p>70785</text:p>
              </table:table-cell>
              <table:table-cell office:value-type="float" office:value="70272.8460969083">
                <text:p>70272.8460969083</text:p>
              </table:table-cell>
              <table:table-cell office:value-type="float" office:value="70340.0977500433">
                <text:p>70340.0977500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08">
                <text:p>88608</text:p>
              </table:table-cell>
              <table:table-cell office:value-type="float" office:value="94160">
                <text:p>94160</text:p>
              </table:table-cell>
              <table:table-cell office:value-type="float" office:value="93647.8460969083">
                <text:p>93647.8460969083</text:p>
              </table:table-cell>
              <table:table-cell office:value-type="float" office:value="93715.0977500433">
                <text:p>93715.0977500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030">
                <text:p>222030</text:p>
              </table:table-cell>
              <table:table-cell office:value-type="float" office:value="187660">
                <text:p>187660</text:p>
              </table:table-cell>
              <table:table-cell office:value-type="float" office:value="187147.846096908">
                <text:p>187147.846096908</text:p>
              </table:table-cell>
              <table:table-cell office:value-type="float" office:value="187215.097750043">
                <text:p>187215.097750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635">
                <text:p>212635</text:p>
              </table:table-cell>
              <table:table-cell office:value-type="float" office:value="281160">
                <text:p>281160</text:p>
              </table:table-cell>
              <table:table-cell office:value-type="float" office:value="280647.846096908">
                <text:p>280647.846096908</text:p>
              </table:table-cell>
              <table:table-cell office:value-type="float" office:value="280715.097750043">
                <text:p>280715.097750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614">
                <text:p>307614</text:p>
              </table:table-cell>
              <table:table-cell office:value-type="float" office:value="374660">
                <text:p>374660</text:p>
              </table:table-cell>
              <table:table-cell office:value-type="float" office:value="374147.846096908">
                <text:p>374147.846096908</text:p>
              </table:table-cell>
              <table:table-cell office:value-type="float" office:value="374215.097750043">
                <text:p>374215.0977500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071">
                <text:p>16071</text:p>
              </table:table-cell>
              <table:table-cell office:value-type="float" office:value="906.375">
                <text:p>906.375</text:p>
              </table:table-cell>
              <table:table-cell office:value-type="float" office:value="186.375">
                <text:p>186.375</text:p>
              </table:table-cell>
              <table:table-cell office:value-type="float" office:value="246.375">
                <text:p>246.375</text:p>
              </table:table-cell>
            </table:table-row>
            <table:table-row>
              <table:table-cell office:value-type="string"/>
              <table:table-cell office:value-type="float" office:value="19972">
                <text:p>19972</text:p>
              </table:table-cell>
              <table:table-cell office:value-type="float" office:value="912.75">
                <text:p>912.75</text:p>
              </table:table-cell>
              <table:table-cell office:value-type="float" office:value="192.75">
                <text:p>192.75</text:p>
              </table:table-cell>
              <table:table-cell office:value-type="float" office:value="252.75">
                <text:p>252.75</text:p>
              </table:table-cell>
            </table:table-row>
            <table:table-row>
              <table:table-cell office:value-type="string"/>
              <table:table-cell office:value-type="float" office:value="18896">
                <text:p>18896</text:p>
              </table:table-cell>
              <table:table-cell office:value-type="float" office:value="1027.5">
                <text:p>1027.5</text:p>
              </table:table-cell>
              <table:table-cell office:value-type="float" office:value="307.5">
                <text:p>307.5</text:p>
              </table:table-cell>
              <table:table-cell office:value-type="float" office:value="367.5">
                <text:p>367.5</text:p>
              </table:table-cell>
            </table:table-row>
            <table:table-row>
              <table:table-cell office:value-type="string"/>
              <table:table-cell office:value-type="float" office:value="12155">
                <text:p>12155</text:p>
              </table:table-cell>
              <table:table-cell office:value-type="float" office:value="1410">
                <text:p>1410</text:p>
              </table:table-cell>
              <table:table-cell office:value-type="float" office:value="690">
                <text:p>6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/>
              <table:table-cell office:value-type="float" office:value="8513">
                <text:p>8513</text:p>
              </table:table-cell>
              <table:table-cell office:value-type="float" office:value="1920">
                <text:p>1920</text:p>
              </table:table-cell>
              <table:table-cell office:value-type="float" office:value="1200">
                <text:p>120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/>
              <table:table-cell office:value-type="float" office:value="59574">
                <text:p>59574</text:p>
              </table:table-cell>
              <table:table-cell office:value-type="float" office:value="7275">
                <text:p>7275</text:p>
              </table:table-cell>
              <table:table-cell office:value-type="float" office:value="6555">
                <text:p>6555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/>
              <table:table-cell office:value-type="float" office:value="148405">
                <text:p>148405</text:p>
              </table:table-cell>
              <table:table-cell office:value-type="float" office:value="10462.5">
                <text:p>10462.5</text:p>
              </table:table-cell>
              <table:table-cell office:value-type="float" office:value="9742.5">
                <text:p>9742.5</text:p>
              </table:table-cell>
              <table:table-cell office:value-type="float" office:value="9802.5">
                <text:p>9802.5</text:p>
              </table:table-cell>
            </table:table-row>
            <table:table-row>
              <table:table-cell office:value-type="string"/>
              <table:table-cell office:value-type="float" office:value="154648">
                <text:p>154648</text:p>
              </table:table-cell>
              <table:table-cell office:value-type="float" office:value="13650">
                <text:p>13650</text:p>
              </table:table-cell>
              <table:table-cell office:value-type="float" office:value="12930">
                <text:p>12930</text:p>
              </table:table-cell>
              <table:table-cell office:value-type="float" office:value="12990">
                <text:p>12990</text:p>
              </table:table-cell>
            </table:table-row>
            <table:table-row>
              <table:table-cell office:value-type="string"/>
              <table:table-cell office:value-type="float" office:value="184291">
                <text:p>184291</text:p>
              </table:table-cell>
              <table:table-cell office:value-type="float" office:value="20025">
                <text:p>20025</text:p>
              </table:table-cell>
              <table:table-cell office:value-type="float" office:value="19305">
                <text:p>19305</text:p>
              </table:table-cell>
              <table:table-cell office:value-type="float" office:value="19365">
                <text:p>19365</text:p>
              </table:table-cell>
            </table:table-row>
            <table:table-row>
              <table:table-cell office:value-type="string"/>
              <table:table-cell office:value-type="float" office:value="155668">
                <text:p>155668</text:p>
              </table:table-cell>
              <table:table-cell office:value-type="float" office:value="32775">
                <text:p>32775</text:p>
              </table:table-cell>
              <table:table-cell office:value-type="float" office:value="32055">
                <text:p>32055</text:p>
              </table:table-cell>
              <table:table-cell office:value-type="float" office:value="32115">
                <text:p>32115</text:p>
              </table:table-cell>
            </table:table-row>
            <table:table-row>
              <table:table-cell office:value-type="string"/>
              <table:table-cell office:value-type="float" office:value="158499">
                <text:p>158499</text:p>
              </table:table-cell>
              <table:table-cell office:value-type="float" office:value="45525">
                <text:p>45525</text:p>
              </table:table-cell>
              <table:table-cell office:value-type="float" office:value="44805">
                <text:p>44805</text:p>
              </table:table-cell>
              <table:table-cell office:value-type="float" office:value="44865">
                <text:p>44865</text:p>
              </table:table-cell>
            </table:table-row>
            <table:table-row>
              <table:table-cell office:value-type="string"/>
              <table:table-cell office:value-type="float" office:value="202055">
                <text:p>202055</text:p>
              </table:table-cell>
              <table:table-cell office:value-type="float" office:value="64650">
                <text:p>64650</text:p>
              </table:table-cell>
              <table:table-cell office:value-type="float" office:value="63930">
                <text:p>63930</text:p>
              </table:table-cell>
              <table:table-cell office:value-type="float" office:value="63990">
                <text:p>63990</text:p>
              </table:table-cell>
            </table:table-row>
            <table:table-row>
              <table:table-cell office:value-type="string"/>
              <table:table-cell office:value-type="float" office:value="167814">
                <text:p>167814</text:p>
              </table:table-cell>
              <table:table-cell office:value-type="float" office:value="96525">
                <text:p>96525</text:p>
              </table:table-cell>
              <table:table-cell office:value-type="float" office:value="95805">
                <text:p>95805</text:p>
              </table:table-cell>
              <table:table-cell office:value-type="float" office:value="95865">
                <text:p>95865</text:p>
              </table:table-cell>
            </table:table-row>
            <table:table-row>
              <table:table-cell office:value-type="string"/>
              <table:table-cell office:value-type="float" office:value="181793">
                <text:p>181793</text:p>
              </table:table-cell>
              <table:table-cell office:value-type="float" office:value="128400">
                <text:p>128400</text:p>
              </table:table-cell>
              <table:table-cell office:value-type="float" office:value="127680">
                <text:p>127680</text:p>
              </table:table-cell>
              <table:table-cell office:value-type="float" office:value="127740">
                <text:p>127740</text:p>
              </table:table-cell>
            </table:table-row>
            <table:table-row>
              <table:table-cell office:value-type="string"/>
              <table:table-cell office:value-type="float" office:value="312408">
                <text:p>312408</text:p>
              </table:table-cell>
              <table:table-cell office:value-type="float" office:value="255900">
                <text:p>255900</text:p>
              </table:table-cell>
              <table:table-cell office:value-type="float" office:value="255180">
                <text:p>255180</text:p>
              </table:table-cell>
              <table:table-cell office:value-type="float" office:value="255240">
                <text:p>255240</text:p>
              </table:table-cell>
            </table:table-row>
            <table:table-row>
              <table:table-cell office:value-type="string"/>
              <table:table-cell office:value-type="float" office:value="284821">
                <text:p>284821</text:p>
              </table:table-cell>
              <table:table-cell office:value-type="float" office:value="383400">
                <text:p>383400</text:p>
              </table:table-cell>
              <table:table-cell office:value-type="float" office:value="382680">
                <text:p>382680</text:p>
              </table:table-cell>
              <table:table-cell office:value-type="float" office:value="382740">
                <text:p>382740</text:p>
              </table:table-cell>
            </table:table-row>
            <table:table-row>
              <table:table-cell office:value-type="string"/>
              <table:table-cell office:value-type="float" office:value="429848">
                <text:p>429848</text:p>
              </table:table-cell>
              <table:table-cell office:value-type="float" office:value="510900">
                <text:p>510900</text:p>
              </table:table-cell>
              <table:table-cell office:value-type="float" office:value="510180">
                <text:p>510180</text:p>
              </table:table-cell>
              <table:table-cell office:value-type="float" office:value="510240">
                <text:p>5102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19cm" svg:height="9.997cm" xlink:href=".." xlink:type="simple" chart:class="chart:bar" chart:style-name="ch1">
        <chart:title svg:x="10.605cm" svg:y="0.334cm" chart:style-name="ch2">
          <text:p>All to All Reduce</text:p>
        </chart:title>
        <chart:legend chart:legend-position="top" svg:x="9.814cm" svg:y="1.506cm" style:legend-expansion="wide" chart:style-name="ch3"/>
        <chart:plot-area chart:style-name="ch4" table:cell-range-address="Sheet1_4.E1:Sheet1_4.H1 Sheet1_4.A2:Sheet1_4.A30 Sheet1_4.F2:Sheet1_4.H43" chart:data-source-has-labels="both" svg:x="1.492cm" svg:y="2.485cm" svg:width="22.239cm" svg:height="6.345cm">
          <chartooo:coordinate-region svg:x="2.723cm" svg:y="2.675cm" svg:width="21.008cm" svg:height="5.526cm"/>
          <chart:axis chart:dimension="x" chart:name="primary-x" chart:style-name="ch5" chartooo:axis-type="auto">
            <chartooo:date-scale/>
            <chart:title svg:x="11.339cm" svg:y="9.03cm" chart:style-name="ch6">
              <text:p>Number of nodes</text:p>
            </chart:title>
            <chart:categories table:cell-range-address="Sheet1_4.A2:Sheet1_4.A30"/>
          </chart:axis>
          <chart:axis chart:dimension="y" chart:name="primary-y" chart:style-name="ch7">
            <chart:title svg:x="0.451cm" svg:y="6.383cm" chart:style-name="ch8">
              <text:p>Time (us)</text:p>
            </chart:title>
            <chart:grid chart:style-name="ch9" chart:class="major"/>
          </chart:axis>
          <chart:series chart:style-name="ch10" chart:values-cell-range-address="Sheet1_4.F2:Sheet1_4.F43" chart:label-cell-address="Sheet1_4.F1:Sheet1_4.F1" chart:class="chart:bar">
            <chart:data-point chart:repeated="42"/>
          </chart:series>
          <chart:series chart:style-name="ch11" chart:values-cell-range-address="Sheet1_4.G2:Sheet1_4.G43" chart:label-cell-address="Sheet1_4.G1:Sheet1_4.G1" chart:class="chart:bar">
            <chart:data-point chart:repeated="42"/>
          </chart:series>
          <chart:series chart:style-name="ch12" chart:values-cell-range-address="Sheet1_4.H2:Sheet1_4.H43" chart:label-cell-address="Sheet1_4.H1:Sheet1_4.H1" chart:class="chart:bar">
            <chart:data-point chart:repeated="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ring</text:p>
                <draw:g>
                  <svg:desc>Sheet1_4.F1:Sheet1_4.F1</svg:desc>
                </draw:g>
              </table:table-cell>
              <table:table-cell office:value-type="string">
                <text:p>T_mesh</text:p>
                <draw:g>
                  <svg:desc>Sheet1_4.G1:Sheet1_4.G1</svg:desc>
                </draw:g>
              </table:table-cell>
              <table:table-cell office:value-type="string">
                <text:p>T_cube</text:p>
                <draw:g>
                  <svg:desc>Sheet1_4.H1:Sheet1_4.H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_4.A2:Sheet1_4.A30</svg:desc>
                </draw:g>
              </table:table-cell>
              <table:table-cell office:value-type="float" office:value="420.2975">
                <text:p>420.2975</text:p>
                <draw:g>
                  <svg:desc>Sheet1_4.F2:Sheet1_4.F43</svg:desc>
                </draw:g>
              </table:table-cell>
              <table:table-cell office:value-type="float" office:value="110.003127484771">
                <text:p>110.003127484771</text:p>
                <draw:g>
                  <svg:desc>Sheet1_4.G2:Sheet1_4.G43</svg:desc>
                </draw:g>
              </table:table-cell>
              <table:table-cell office:value-type="float" office:value="180.2975">
                <text:p>180.2975</text:p>
                <draw:g>
                  <svg:desc>Sheet1_4.H2:Sheet1_4.H4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.595">
                <text:p>420.595</text:p>
              </table:table-cell>
              <table:table-cell office:value-type="float" office:value="110.300627484771">
                <text:p>110.300627484771</text:p>
              </table:table-cell>
              <table:table-cell office:value-type="float" office:value="180.595">
                <text:p>180.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.95">
                <text:p>425.95</text:p>
              </table:table-cell>
              <table:table-cell office:value-type="float" office:value="115.655627484771">
                <text:p>115.655627484771</text:p>
              </table:table-cell>
              <table:table-cell office:value-type="float" office:value="185.95">
                <text:p>185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.8">
                <text:p>443.8</text:p>
              </table:table-cell>
              <table:table-cell office:value-type="float" office:value="133.505627484771">
                <text:p>133.505627484771</text:p>
              </table:table-cell>
              <table:table-cell office:value-type="float" office:value="203.8">
                <text:p>203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.6">
                <text:p>467.6</text:p>
              </table:table-cell>
              <table:table-cell office:value-type="float" office:value="157.305627484771">
                <text:p>157.305627484771</text:p>
              </table:table-cell>
              <table:table-cell office:value-type="float" office:value="227.6">
                <text:p>227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7.5">
                <text:p>717.5</text:p>
              </table:table-cell>
              <table:table-cell office:value-type="float" office:value="407.205627484771">
                <text:p>407.205627484771</text:p>
              </table:table-cell>
              <table:table-cell office:value-type="float" office:value="477.5">
                <text:p>47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6.25">
                <text:p>866.25</text:p>
              </table:table-cell>
              <table:table-cell office:value-type="float" office:value="555.955627484771">
                <text:p>555.955627484771</text:p>
              </table:table-cell>
              <table:table-cell office:value-type="float" office:value="626.25">
                <text:p>62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5">
                <text:p>1015</text:p>
              </table:table-cell>
              <table:table-cell office:value-type="float" office:value="704.705627484771">
                <text:p>704.705627484771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2.5">
                <text:p>1312.5</text:p>
              </table:table-cell>
              <table:table-cell office:value-type="float" office:value="1002.20562748477">
                <text:p>1002.20562748477</text:p>
              </table:table-cell>
              <table:table-cell office:value-type="float" office:value="1072.5">
                <text:p>107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7.5">
                <text:p>1907.5</text:p>
              </table:table-cell>
              <table:table-cell office:value-type="float" office:value="1597.20562748477">
                <text:p>1597.20562748477</text:p>
              </table:table-cell>
              <table:table-cell office:value-type="float" office:value="1667.5">
                <text:p>166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2.5">
                <text:p>2502.5</text:p>
              </table:table-cell>
              <table:table-cell office:value-type="float" office:value="2192.20562748477">
                <text:p>2192.20562748477</text:p>
              </table:table-cell>
              <table:table-cell office:value-type="float" office:value="2262.5">
                <text:p>226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5">
                <text:p>3395</text:p>
              </table:table-cell>
              <table:table-cell office:value-type="float" office:value="3084.70562748477">
                <text:p>3084.70562748477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2.5">
                <text:p>4882.5</text:p>
              </table:table-cell>
              <table:table-cell office:value-type="float" office:value="4572.20562748477">
                <text:p>4572.20562748477</text:p>
              </table:table-cell>
              <table:table-cell office:value-type="float" office:value="4642.5">
                <text:p>464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0">
                <text:p>6370</text:p>
              </table:table-cell>
              <table:table-cell office:value-type="float" office:value="6059.70562748477">
                <text:p>6059.70562748477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0.4675">
                <text:p>660.4675</text:p>
              </table:table-cell>
              <table:table-cell office:value-type="float" office:value="148.313596908265">
                <text:p>148.313596908265</text:p>
              </table:table-cell>
              <table:table-cell office:value-type="float" office:value="215.565250043269">
                <text:p>215.565250043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935">
                <text:p>660.935</text:p>
              </table:table-cell>
              <table:table-cell office:value-type="float" office:value="148.781096908265">
                <text:p>148.781096908265</text:p>
              </table:table-cell>
              <table:table-cell office:value-type="float" office:value="216.032750043269">
                <text:p>216.032750043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9.35">
                <text:p>669.35</text:p>
              </table:table-cell>
              <table:table-cell office:value-type="float" office:value="157.196096908265">
                <text:p>157.196096908265</text:p>
              </table:table-cell>
              <table:table-cell office:value-type="float" office:value="224.447750043269">
                <text:p>224.447750043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7.4">
                <text:p>697.4</text:p>
              </table:table-cell>
              <table:table-cell office:value-type="float" office:value="185.246096908265">
                <text:p>185.246096908265</text:p>
              </table:table-cell>
              <table:table-cell office:value-type="float" office:value="252.497750043269">
                <text:p>252.497750043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4.8">
                <text:p>734.8</text:p>
              </table:table-cell>
              <table:table-cell office:value-type="float" office:value="222.646096908265">
                <text:p>222.646096908265</text:p>
              </table:table-cell>
              <table:table-cell office:value-type="float" office:value="289.897750043269">
                <text:p>289.897750043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7.5">
                <text:p>1127.5</text:p>
              </table:table-cell>
              <table:table-cell office:value-type="float" office:value="615.346096908265">
                <text:p>615.346096908265</text:p>
              </table:table-cell>
              <table:table-cell office:value-type="float" office:value="682.597750043269">
                <text:p>682.597750043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1.25">
                <text:p>1361.25</text:p>
              </table:table-cell>
              <table:table-cell office:value-type="float" office:value="849.096096908265">
                <text:p>849.096096908265</text:p>
              </table:table-cell>
              <table:table-cell office:value-type="float" office:value="916.34775004327">
                <text:p>916.34775004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5">
                <text:p>1595</text:p>
              </table:table-cell>
              <table:table-cell office:value-type="float" office:value="1082.84609690827">
                <text:p>1082.84609690827</text:p>
              </table:table-cell>
              <table:table-cell office:value-type="float" office:value="1150.09775004327">
                <text:p>1150.09775004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62.5">
                <text:p>2062.5</text:p>
              </table:table-cell>
              <table:table-cell office:value-type="float" office:value="1550.34609690827">
                <text:p>1550.34609690827</text:p>
              </table:table-cell>
              <table:table-cell office:value-type="float" office:value="1617.59775004327">
                <text:p>1617.59775004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7.5">
                <text:p>2997.5</text:p>
              </table:table-cell>
              <table:table-cell office:value-type="float" office:value="2485.34609690827">
                <text:p>2485.34609690827</text:p>
              </table:table-cell>
              <table:table-cell office:value-type="float" office:value="2552.59775004327">
                <text:p>2552.59775004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32.5">
                <text:p>3932.5</text:p>
              </table:table-cell>
              <table:table-cell office:value-type="float" office:value="3420.34609690827">
                <text:p>3420.34609690827</text:p>
              </table:table-cell>
              <table:table-cell office:value-type="float" office:value="3487.59775004327">
                <text:p>3487.59775004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5">
                <text:p>5335</text:p>
              </table:table-cell>
              <table:table-cell office:value-type="float" office:value="4822.84609690827">
                <text:p>4822.84609690827</text:p>
              </table:table-cell>
              <table:table-cell office:value-type="float" office:value="4890.09775004327">
                <text:p>4890.09775004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72.5">
                <text:p>7672.5</text:p>
              </table:table-cell>
              <table:table-cell office:value-type="float" office:value="7160.34609690827">
                <text:p>7160.34609690827</text:p>
              </table:table-cell>
              <table:table-cell office:value-type="float" office:value="7227.59775004327">
                <text:p>7227.59775004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10">
                <text:p>10010</text:p>
              </table:table-cell>
              <table:table-cell office:value-type="float" office:value="9497.84609690827">
                <text:p>9497.84609690827</text:p>
              </table:table-cell>
              <table:table-cell office:value-type="float" office:value="9565.09775004327">
                <text:p>9565.0977500432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00.6375">
                <text:p>900.6375</text:p>
              </table:table-cell>
              <table:table-cell office:value-type="float" office:value="180.6375">
                <text:p>180.6375</text:p>
              </table:table-cell>
              <table:table-cell office:value-type="float" office:value="240.6375">
                <text:p>240.6375</text:p>
              </table:table-cell>
            </table:table-row>
            <table:table-row>
              <table:table-cell office:value-type="string"/>
              <table:table-cell office:value-type="float" office:value="901.275">
                <text:p>901.275</text:p>
              </table:table-cell>
              <table:table-cell office:value-type="float" office:value="181.275">
                <text:p>181.275</text:p>
              </table:table-cell>
              <table:table-cell office:value-type="float" office:value="241.275">
                <text:p>241.275</text:p>
              </table:table-cell>
            </table:table-row>
            <table:table-row>
              <table:table-cell office:value-type="string"/>
              <table:table-cell office:value-type="float" office:value="912.75">
                <text:p>912.75</text:p>
              </table:table-cell>
              <table:table-cell office:value-type="float" office:value="192.75">
                <text:p>192.75</text:p>
              </table:table-cell>
              <table:table-cell office:value-type="float" office:value="252.75">
                <text:p>252.75</text:p>
              </table:table-cell>
            </table:table-row>
            <table:table-row>
              <table:table-cell office:value-type="string"/>
              <table:table-cell office:value-type="float" office:value="951">
                <text:p>951</text:p>
              </table:table-cell>
              <table:table-cell office:value-type="float" office:value="231">
                <text:p>23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/>
              <table:table-cell office:value-type="float" office:value="1002">
                <text:p>1002</text:p>
              </table:table-cell>
              <table:table-cell office:value-type="float" office:value="282">
                <text:p>28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/>
              <table:table-cell office:value-type="float" office:value="1537.5">
                <text:p>1537.5</text:p>
              </table:table-cell>
              <table:table-cell office:value-type="float" office:value="817.5">
                <text:p>817.5</text:p>
              </table:table-cell>
              <table:table-cell office:value-type="float" office:value="877.5">
                <text:p>877.5</text:p>
              </table:table-cell>
            </table:table-row>
            <table:table-row>
              <table:table-cell office:value-type="string"/>
              <table:table-cell office:value-type="float" office:value="1856.25">
                <text:p>1856.25</text:p>
              </table:table-cell>
              <table:table-cell office:value-type="float" office:value="1136.25">
                <text:p>1136.25</text:p>
              </table:table-cell>
              <table:table-cell office:value-type="float" office:value="1196.25">
                <text:p>1196.25</text:p>
              </table:table-cell>
            </table:table-row>
            <table:table-row>
              <table:table-cell office:value-type="string"/>
              <table:table-cell office:value-type="float" office:value="2175">
                <text:p>2175</text:p>
              </table:table-cell>
              <table:table-cell office:value-type="float" office:value="1455">
                <text:p>1455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2812.5">
                <text:p>2812.5</text:p>
              </table:table-cell>
              <table:table-cell office:value-type="float" office:value="2092.5">
                <text:p>2092.5</text:p>
              </table:table-cell>
              <table:table-cell office:value-type="float" office:value="2152.5">
                <text:p>2152.5</text:p>
              </table:table-cell>
            </table:table-row>
            <table:table-row>
              <table:table-cell office:value-type="string"/>
              <table:table-cell office:value-type="float" office:value="4087.5">
                <text:p>4087.5</text:p>
              </table:table-cell>
              <table:table-cell office:value-type="float" office:value="3367.5">
                <text:p>3367.5</text:p>
              </table:table-cell>
              <table:table-cell office:value-type="float" office:value="3427.5">
                <text:p>3427.5</text:p>
              </table:table-cell>
            </table:table-row>
            <table:table-row>
              <table:table-cell office:value-type="string"/>
              <table:table-cell office:value-type="float" office:value="5362.5">
                <text:p>5362.5</text:p>
              </table:table-cell>
              <table:table-cell office:value-type="float" office:value="4642.5">
                <text:p>4642.5</text:p>
              </table:table-cell>
              <table:table-cell office:value-type="float" office:value="4702.5">
                <text:p>4702.5</text:p>
              </table:table-cell>
            </table:table-row>
            <table:table-row>
              <table:table-cell office:value-type="string"/>
              <table:table-cell office:value-type="float" office:value="7275">
                <text:p>7275</text:p>
              </table:table-cell>
              <table:table-cell office:value-type="float" office:value="6555">
                <text:p>6555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/>
              <table:table-cell office:value-type="float" office:value="10462.5">
                <text:p>10462.5</text:p>
              </table:table-cell>
              <table:table-cell office:value-type="float" office:value="9742.5">
                <text:p>9742.5</text:p>
              </table:table-cell>
              <table:table-cell office:value-type="float" office:value="9802.5">
                <text:p>9802.5</text:p>
              </table:table-cell>
            </table:table-row>
            <table:table-row>
              <table:table-cell office:value-type="string"/>
              <table:table-cell office:value-type="float" office:value="13650">
                <text:p>13650</text:p>
              </table:table-cell>
              <table:table-cell office:value-type="float" office:value="12930">
                <text:p>12930</text:p>
              </table:table-cell>
              <table:table-cell office:value-type="float" office:value="12990">
                <text:p>129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74cm" svg:height="10.019cm" xlink:href=".." xlink:type="simple" chart:class="chart:bar" chart:column-mapping="0 1 2" chart:style-name="ch1">
        <chart:title svg:x="10.627cm" svg:y="0.335cm" chart:style-name="ch2">
          <text:p>All To All Gather</text:p>
        </chart:title>
        <chart:legend chart:legend-position="top" svg:x="9.03cm" svg:y="1.509cm" style:legend-expansion="wide" chart:style-name="ch3"/>
        <chart:plot-area chart:style-name="ch4" table:cell-range-address="Sheet1_3.A2:Sheet1_3.A36 Sheet1_3.E1:Sheet1_3.H52" chart:data-source-has-labels="both" svg:x="1.491cm" svg:y="2.489cm" svg:width="22.197cm" svg:height="6.362cm">
          <chartooo:coordinate-region svg:x="2.923cm" svg:y="2.679cm" svg:width="20.765cm" svg:height="5.543cm"/>
          <chart:axis chart:dimension="x" chart:name="primary-x" chart:style-name="ch5" chartooo:axis-type="auto">
            <chartooo:date-scale/>
            <chart:title svg:x="11.317cm" svg:y="9.052cm" chart:style-name="ch6">
              <text:p>Number of nodes</text:p>
            </chart:title>
            <chart:categories table:cell-range-address="Sheet1_3.A2:Sheet1_3.A36"/>
          </chart:axis>
          <chart:axis chart:dimension="y" chart:name="primary-y" chart:style-name="ch7">
            <chart:title svg:x="0.451cm" svg:y="6.396cm" chart:style-name="ch8">
              <text:p>Time (us)</text:p>
            </chart:title>
            <chart:grid chart:style-name="ch9" chart:class="major"/>
          </chart:axis>
          <chart:series chart:style-name="ch10" chart:values-cell-range-address="Sheet1_3.E2:Sheet1_3.E52" chart:label-cell-address="Sheet1_3.E1:Sheet1_3.E1" chart:class="chart:bar">
            <chart:data-point chart:repeated="51"/>
          </chart:series>
          <chart:series chart:style-name="ch11" chart:values-cell-range-address="Sheet1_3.F2:Sheet1_3.F52" chart:label-cell-address="Sheet1_3.F1:Sheet1_3.F1" chart:class="chart:bar">
            <chart:data-point chart:repeated="51"/>
          </chart:series>
          <chart:series chart:style-name="ch12" chart:values-cell-range-address="Sheet1_3.G2:Sheet1_3.G52" chart:label-cell-address="Sheet1_3.G1:Sheet1_3.G1" chart:class="chart:bar">
            <chart:data-point chart:repeated="51"/>
          </chart:series>
          <chart:series chart:style-name="ch13" chart:values-cell-range-address="Sheet1_3.H2:Sheet1_3.H52" chart:label-cell-address="Sheet1_3.H1:Sheet1_3.H1" chart:class="chart:bar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mpi</text:p>
                <draw:g>
                  <svg:desc>Sheet1_3.E1:Sheet1_3.E1</svg:desc>
                </draw:g>
              </table:table-cell>
              <table:table-cell office:value-type="string">
                <text:p>T_ring</text:p>
                <draw:g>
                  <svg:desc>Sheet1_3.F1:Sheet1_3.F1</svg:desc>
                </draw:g>
              </table:table-cell>
              <table:table-cell office:value-type="string">
                <text:p>T_mesh</text:p>
                <draw:g>
                  <svg:desc>Sheet1_3.G1:Sheet1_3.G1</svg:desc>
                </draw:g>
              </table:table-cell>
              <table:table-cell office:value-type="string">
                <text:p>T_cube</text:p>
                <draw:g>
                  <svg:desc>Sheet1_3.H1:Sheet1_3.H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_3.A2:Sheet1_3.A36</svg:desc>
                </draw:g>
              </table:table-cell>
              <table:table-cell office:value-type="float" office:value="267">
                <text:p>267</text:p>
                <draw:g>
                  <svg:desc>Sheet1_3.E2:Sheet1_3.E52</svg:desc>
                </draw:g>
              </table:table-cell>
              <table:table-cell office:value-type="float" office:value="421.4875">
                <text:p>421.4875</text:p>
                <draw:g>
                  <svg:desc>Sheet1_3.F2:Sheet1_3.F52</svg:desc>
                </draw:g>
              </table:table-cell>
              <table:table-cell office:value-type="float" office:value="220.18833649756">
                <text:p>220.18833649756</text:p>
                <draw:g>
                  <svg:desc>Sheet1_3.G2:Sheet1_3.G52</svg:desc>
                </draw:g>
              </table:table-cell>
              <table:table-cell office:value-type="float" office:value="180.6375">
                <text:p>180.6375</text:p>
                <draw:g>
                  <svg:desc>Sheet1_3.H2:Sheet1_3.H5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9">
                <text:p>849</text:p>
              </table:table-cell>
              <table:table-cell office:value-type="float" office:value="422.975">
                <text:p>422.975</text:p>
              </table:table-cell>
              <table:table-cell office:value-type="float" office:value="220.965418025577">
                <text:p>220.965418025577</text:p>
              </table:table-cell>
              <table:table-cell office:value-type="float" office:value="181.275">
                <text:p>181.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1">
                <text:p>5031</text:p>
              </table:table-cell>
              <table:table-cell office:value-type="float" office:value="449.75">
                <text:p>449.75</text:p>
              </table:table-cell>
              <table:table-cell office:value-type="float" office:value="234.952885529885">
                <text:p>234.952885529885</text:p>
              </table:table-cell>
              <table:table-cell office:value-type="float" office:value="192.75">
                <text:p>19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0">
                <text:p>5100</text:p>
              </table:table-cell>
              <table:table-cell office:value-type="float" office:value="539">
                <text:p>539</text:p>
              </table:table-cell>
              <table:table-cell office:value-type="float" office:value="281.577777210913">
                <text:p>281.57777721091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658">
                <text:p>658</text:p>
              </table:table-cell>
              <table:table-cell office:value-type="float" office:value="343.744299452284">
                <text:p>343.74429945228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7">
                <text:p>2947</text:p>
              </table:table-cell>
              <table:table-cell office:value-type="float" office:value="1907.5">
                <text:p>1907.5</text:p>
              </table:table-cell>
              <table:table-cell office:value-type="float" office:value="996.492782986674">
                <text:p>996.492782986674</text:p>
              </table:table-cell>
              <table:table-cell office:value-type="float" office:value="817.5">
                <text:p>81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73">
                <text:p>6673</text:p>
              </table:table-cell>
              <table:table-cell office:value-type="float" office:value="2651.25">
                <text:p>2651.25</text:p>
              </table:table-cell>
              <table:table-cell office:value-type="float" office:value="1385.03354699524">
                <text:p>1385.03354699524</text:p>
              </table:table-cell>
              <table:table-cell office:value-type="float" office:value="1136.25">
                <text:p>113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3">
                <text:p>2033</text:p>
              </table:table-cell>
              <table:table-cell office:value-type="float" office:value="3395">
                <text:p>3395</text:p>
              </table:table-cell>
              <table:table-cell office:value-type="float" office:value="1773.5743110038">
                <text:p>1773.5743110038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1">
                <text:p>3851</text:p>
              </table:table-cell>
              <table:table-cell office:value-type="float" office:value="4882.5">
                <text:p>4882.5</text:p>
              </table:table-cell>
              <table:table-cell office:value-type="float" office:value="2550.65583902094">
                <text:p>2550.65583902094</text:p>
              </table:table-cell>
              <table:table-cell office:value-type="float" office:value="2092.5">
                <text:p>209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2">
                <text:p>5052</text:p>
              </table:table-cell>
              <table:table-cell office:value-type="float" office:value="7857.5">
                <text:p>7857.5</text:p>
              </table:table-cell>
              <table:table-cell office:value-type="float" office:value="4104.8188950552">
                <text:p>4104.8188950552</text:p>
              </table:table-cell>
              <table:table-cell office:value-type="float" office:value="3367.5">
                <text:p>336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58">
                <text:p>6458</text:p>
              </table:table-cell>
              <table:table-cell office:value-type="float" office:value="10832.5">
                <text:p>10832.5</text:p>
              </table:table-cell>
              <table:table-cell office:value-type="float" office:value="5658.98195108946">
                <text:p>5658.98195108946</text:p>
              </table:table-cell>
              <table:table-cell office:value-type="float" office:value="4642.5">
                <text:p>464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32">
                <text:p>10932</text:p>
              </table:table-cell>
              <table:table-cell office:value-type="float" office:value="15295">
                <text:p>15295</text:p>
              </table:table-cell>
              <table:table-cell office:value-type="float" office:value="7990.22653514085">
                <text:p>7990.22653514085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39">
                <text:p>19839</text:p>
              </table:table-cell>
              <table:table-cell office:value-type="float" office:value="22732.5">
                <text:p>22732.5</text:p>
              </table:table-cell>
              <table:table-cell office:value-type="float" office:value="11875.6341752265">
                <text:p>11875.6341752265</text:p>
              </table:table-cell>
              <table:table-cell office:value-type="float" office:value="9742.5">
                <text:p>974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37">
                <text:p>22937</text:p>
              </table:table-cell>
              <table:table-cell office:value-type="float" office:value="30170">
                <text:p>30170</text:p>
              </table:table-cell>
              <table:table-cell office:value-type="float" office:value="15761.0418153122">
                <text:p>15761.0418153122</text:p>
              </table:table-cell>
              <table:table-cell office:value-type="float" office:value="12930">
                <text:p>129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84">
                <text:p>45384</text:p>
              </table:table-cell>
              <table:table-cell office:value-type="float" office:value="59920">
                <text:p>59920</text:p>
              </table:table-cell>
              <table:table-cell office:value-type="float" office:value="31302.6723756548">
                <text:p>31302.6723756548</text:p>
              </table:table-cell>
              <table:table-cell office:value-type="float" office:value="25680">
                <text:p>256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99">
                <text:p>65299</text:p>
              </table:table-cell>
              <table:table-cell office:value-type="float" office:value="89670">
                <text:p>89670</text:p>
              </table:table-cell>
              <table:table-cell office:value-type="float" office:value="46844.3029359974">
                <text:p>46844.3029359974</text:p>
              </table:table-cell>
              <table:table-cell office:value-type="float" office:value="38430">
                <text:p>384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057">
                <text:p>92057</text:p>
              </table:table-cell>
              <table:table-cell office:value-type="float" office:value="119420">
                <text:p>119420</text:p>
              </table:table-cell>
              <table:table-cell office:value-type="float" office:value="62385.93349634">
                <text:p>62385.93349634</text:p>
              </table:table-cell>
              <table:table-cell office:value-type="float" office:value="51180">
                <text:p>5118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426">
                <text:p>11426</text:p>
              </table:table-cell>
              <table:table-cell office:value-type="float" office:value="662.3375">
                <text:p>662.3375</text:p>
              </table:table-cell>
              <table:table-cell office:value-type="float" office:value="296.739437002964">
                <text:p>296.739437002964</text:p>
              </table:table-cell>
              <table:table-cell office:value-type="float" office:value="215.859554574673">
                <text:p>215.859554574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48">
                <text:p>10148</text:p>
              </table:table-cell>
              <table:table-cell office:value-type="float" office:value="664.675">
                <text:p>664.675</text:p>
              </table:table-cell>
              <table:table-cell office:value-type="float" office:value="297.786680189398">
                <text:p>297.786680189398</text:p>
              </table:table-cell>
              <table:table-cell office:value-type="float" office:value="216.621359106076">
                <text:p>216.621359106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51">
                <text:p>14351</text:p>
              </table:table-cell>
              <table:table-cell office:value-type="float" office:value="706.75">
                <text:p>706.75</text:p>
              </table:table-cell>
              <table:table-cell office:value-type="float" office:value="316.637057545201">
                <text:p>316.637057545201</text:p>
              </table:table-cell>
              <table:table-cell office:value-type="float" office:value="230.333840671334">
                <text:p>230.333840671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43">
                <text:p>13343</text:p>
              </table:table-cell>
              <table:table-cell office:value-type="float" office:value="847">
                <text:p>847</text:p>
              </table:table-cell>
              <table:table-cell office:value-type="float" office:value="379.471648731214">
                <text:p>379.471648731214</text:p>
              </table:table-cell>
              <table:table-cell office:value-type="float" office:value="276.042112555529">
                <text:p>276.042112555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74">
                <text:p>15774</text:p>
              </table:table-cell>
              <table:table-cell office:value-type="float" office:value="1034">
                <text:p>1034</text:p>
              </table:table-cell>
              <table:table-cell office:value-type="float" office:value="463.251103645898">
                <text:p>463.251103645898</text:p>
              </table:table-cell>
              <table:table-cell office:value-type="float" office:value="336.986475067789">
                <text:p>336.986475067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61">
                <text:p>62361</text:p>
              </table:table-cell>
              <table:table-cell office:value-type="float" office:value="2997.5">
                <text:p>2997.5</text:p>
              </table:table-cell>
              <table:table-cell office:value-type="float" office:value="1342.93538025008">
                <text:p>1342.93538025008</text:p>
              </table:table-cell>
              <table:table-cell office:value-type="float" office:value="976.902281446515">
                <text:p>976.902281446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18">
                <text:p>13418</text:p>
              </table:table-cell>
              <table:table-cell office:value-type="float" office:value="4166.25">
                <text:p>4166.25</text:p>
              </table:table-cell>
              <table:table-cell office:value-type="float" office:value="1866.55697346685">
                <text:p>1866.55697346685</text:p>
              </table:table-cell>
              <table:table-cell office:value-type="float" office:value="1357.80454714814">
                <text:p>1357.80454714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09">
                <text:p>14409</text:p>
              </table:table-cell>
              <table:table-cell office:value-type="float" office:value="5335">
                <text:p>5335</text:p>
              </table:table-cell>
              <table:table-cell office:value-type="float" office:value="2390.17856668362">
                <text:p>2390.17856668362</text:p>
              </table:table-cell>
              <table:table-cell office:value-type="float" office:value="1738.70681284976">
                <text:p>1738.70681284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30">
                <text:p>11130</text:p>
              </table:table-cell>
              <table:table-cell office:value-type="float" office:value="7672.5">
                <text:p>7672.5</text:p>
              </table:table-cell>
              <table:table-cell office:value-type="float" office:value="3437.42175311717">
                <text:p>3437.42175311717</text:p>
              </table:table-cell>
              <table:table-cell office:value-type="float" office:value="2500.51134425301">
                <text:p>2500.51134425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75">
                <text:p>22375</text:p>
              </table:table-cell>
              <table:table-cell office:value-type="float" office:value="12347.5">
                <text:p>12347.5</text:p>
              </table:table-cell>
              <table:table-cell office:value-type="float" office:value="5531.90812598426">
                <text:p>5531.90812598426</text:p>
              </table:table-cell>
              <table:table-cell office:value-type="float" office:value="4024.1204070595">
                <text:p>4024.1204070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19">
                <text:p>16819</text:p>
              </table:table-cell>
              <table:table-cell office:value-type="float" office:value="17022.5">
                <text:p>17022.5</text:p>
              </table:table-cell>
              <table:table-cell office:value-type="float" office:value="7626.39449885135">
                <text:p>7626.39449885135</text:p>
              </table:table-cell>
              <table:table-cell office:value-type="float" office:value="5547.72946986599">
                <text:p>5547.72946986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00">
                <text:p>40600</text:p>
              </table:table-cell>
              <table:table-cell office:value-type="float" office:value="24035">
                <text:p>24035</text:p>
              </table:table-cell>
              <table:table-cell office:value-type="float" office:value="10768.124058152">
                <text:p>10768.124058152</text:p>
              </table:table-cell>
              <table:table-cell office:value-type="float" office:value="7833.14306407573">
                <text:p>7833.14306407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57">
                <text:p>33757</text:p>
              </table:table-cell>
              <table:table-cell office:value-type="float" office:value="35722.5">
                <text:p>35722.5</text:p>
              </table:table-cell>
              <table:table-cell office:value-type="float" office:value="16004.3399903197">
                <text:p>16004.3399903197</text:p>
              </table:table-cell>
              <table:table-cell office:value-type="float" office:value="11642.165721092">
                <text:p>11642.165721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22">
                <text:p>53022</text:p>
              </table:table-cell>
              <table:table-cell office:value-type="float" office:value="47410">
                <text:p>47410</text:p>
              </table:table-cell>
              <table:table-cell office:value-type="float" office:value="21240.5559224874">
                <text:p>21240.5559224874</text:p>
              </table:table-cell>
              <table:table-cell office:value-type="float" office:value="15451.1883781082">
                <text:p>15451.1883781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75">
                <text:p>85675</text:p>
              </table:table-cell>
              <table:table-cell office:value-type="float" office:value="94160">
                <text:p>94160</text:p>
              </table:table-cell>
              <table:table-cell office:value-type="float" office:value="42185.4196511584">
                <text:p>42185.4196511584</text:p>
              </table:table-cell>
              <table:table-cell office:value-type="float" office:value="30687.2790061731">
                <text:p>30687.2790061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694">
                <text:p>118694</text:p>
              </table:table-cell>
              <table:table-cell office:value-type="float" office:value="140910">
                <text:p>140910</text:p>
              </table:table-cell>
              <table:table-cell office:value-type="float" office:value="63130.2833798293">
                <text:p>63130.2833798293</text:p>
              </table:table-cell>
              <table:table-cell office:value-type="float" office:value="45923.369634238">
                <text:p>45923.369634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575">
                <text:p>163575</text:p>
              </table:table-cell>
              <table:table-cell office:value-type="float" office:value="187660">
                <text:p>187660</text:p>
              </table:table-cell>
              <table:table-cell office:value-type="float" office:value="84075.1471085002">
                <text:p>84075.1471085002</text:p>
              </table:table-cell>
              <table:table-cell office:value-type="float" office:value="61159.4602623029">
                <text:p>61159.46026230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766">
                <text:p>15766</text:p>
              </table:table-cell>
              <table:table-cell office:value-type="float" office:value="903.1875">
                <text:p>903.1875</text:p>
              </table:table-cell>
              <table:table-cell office:value-type="float" office:value="361.275">
                <text:p>361.275</text:p>
              </table:table-cell>
              <table:table-cell office:value-type="float" office:value="240.85">
                <text:p>240.85</text:p>
              </table:table-cell>
            </table:table-row>
            <table:table-row>
              <table:table-cell office:value-type="string"/>
              <table:table-cell office:value-type="float" office:value="15543">
                <text:p>15543</text:p>
              </table:table-cell>
              <table:table-cell office:value-type="float" office:value="906.375">
                <text:p>906.375</text:p>
              </table:table-cell>
              <table:table-cell office:value-type="float" office:value="362.55">
                <text:p>362.55</text:p>
              </table:table-cell>
              <table:table-cell office:value-type="float" office:value="241.7">
                <text:p>241.7</text:p>
              </table:table-cell>
            </table:table-row>
            <table:table-row>
              <table:table-cell office:value-type="string"/>
              <table:table-cell office:value-type="float" office:value="15442">
                <text:p>15442</text:p>
              </table:table-cell>
              <table:table-cell office:value-type="float" office:value="963.75">
                <text:p>963.75</text:p>
              </table:table-cell>
              <table:table-cell office:value-type="float" office:value="385.5">
                <text:p>385.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/>
              <table:table-cell office:value-type="float" office:value="13274">
                <text:p>13274</text:p>
              </table:table-cell>
              <table:table-cell office:value-type="float" office:value="1155">
                <text:p>1155</text:p>
              </table:table-cell>
              <table:table-cell office:value-type="float" office:value="462">
                <text:p>46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/>
              <table:table-cell office:value-type="float" office:value="13349">
                <text:p>13349</text:p>
              </table:table-cell>
              <table:table-cell office:value-type="float" office:value="1410">
                <text:p>1410</text:p>
              </table:table-cell>
              <table:table-cell office:value-type="float" office:value="564">
                <text:p>56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/>
              <table:table-cell office:value-type="float" office:value="29328">
                <text:p>29328</text:p>
              </table:table-cell>
              <table:table-cell office:value-type="float" office:value="4087.5">
                <text:p>4087.5</text:p>
              </table:table-cell>
              <table:table-cell office:value-type="float" office:value="1635">
                <text:p>163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/>
              <table:table-cell office:value-type="float" office:value="26637">
                <text:p>26637</text:p>
              </table:table-cell>
              <table:table-cell office:value-type="float" office:value="5681.25">
                <text:p>5681.25</text:p>
              </table:table-cell>
              <table:table-cell office:value-type="float" office:value="2272.5">
                <text:p>2272.5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18027">
                <text:p>18027</text:p>
              </table:table-cell>
              <table:table-cell office:value-type="float" office:value="7275">
                <text:p>7275</text:p>
              </table:table-cell>
              <table:table-cell office:value-type="float" office:value="2910">
                <text:p>291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/>
              <table:table-cell office:value-type="float" office:value="23740">
                <text:p>23740</text:p>
              </table:table-cell>
              <table:table-cell office:value-type="float" office:value="10462.5">
                <text:p>10462.5</text:p>
              </table:table-cell>
              <table:table-cell office:value-type="float" office:value="4185">
                <text:p>4185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/>
              <table:table-cell office:value-type="float" office:value="27754">
                <text:p>27754</text:p>
              </table:table-cell>
              <table:table-cell office:value-type="float" office:value="16837.5">
                <text:p>16837.5</text:p>
              </table:table-cell>
              <table:table-cell office:value-type="float" office:value="6735">
                <text:p>6735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/>
              <table:table-cell office:value-type="float" office:value="23635">
                <text:p>23635</text:p>
              </table:table-cell>
              <table:table-cell office:value-type="float" office:value="23212.5">
                <text:p>23212.5</text:p>
              </table:table-cell>
              <table:table-cell office:value-type="float" office:value="9285">
                <text:p>9285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/>
              <table:table-cell office:value-type="float" office:value="28524">
                <text:p>28524</text:p>
              </table:table-cell>
              <table:table-cell office:value-type="float" office:value="32775">
                <text:p>32775</text:p>
              </table:table-cell>
              <table:table-cell office:value-type="float" office:value="13110">
                <text:p>13110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string"/>
              <table:table-cell office:value-type="float" office:value="51700">
                <text:p>51700</text:p>
              </table:table-cell>
              <table:table-cell office:value-type="float" office:value="48712.5">
                <text:p>48712.5</text:p>
              </table:table-cell>
              <table:table-cell office:value-type="float" office:value="19485">
                <text:p>19485</text:p>
              </table:table-cell>
              <table:table-cell office:value-type="float" office:value="12990">
                <text:p>12990</text:p>
              </table:table-cell>
            </table:table-row>
            <table:table-row>
              <table:table-cell office:value-type="string"/>
              <table:table-cell office:value-type="float" office:value="64409">
                <text:p>64409</text:p>
              </table:table-cell>
              <table:table-cell office:value-type="float" office:value="64650">
                <text:p>64650</text:p>
              </table:table-cell>
              <table:table-cell office:value-type="float" office:value="25860">
                <text:p>25860</text:p>
              </table:table-cell>
              <table:table-cell office:value-type="float" office:value="17240">
                <text:p>17240</text:p>
              </table:table-cell>
            </table:table-row>
            <table:table-row>
              <table:table-cell office:value-type="string"/>
              <table:table-cell office:value-type="float" office:value="96907">
                <text:p>96907</text:p>
              </table:table-cell>
              <table:table-cell office:value-type="float" office:value="128400">
                <text:p>128400</text:p>
              </table:table-cell>
              <table:table-cell office:value-type="float" office:value="51360">
                <text:p>51360</text:p>
              </table:table-cell>
              <table:table-cell office:value-type="float" office:value="34240">
                <text:p>34240</text:p>
              </table:table-cell>
            </table:table-row>
            <table:table-row>
              <table:table-cell office:value-type="string"/>
              <table:table-cell office:value-type="float" office:value="141056">
                <text:p>141056</text:p>
              </table:table-cell>
              <table:table-cell office:value-type="float" office:value="192150">
                <text:p>192150</text:p>
              </table:table-cell>
              <table:table-cell office:value-type="float" office:value="76860">
                <text:p>76860</text:p>
              </table:table-cell>
              <table:table-cell office:value-type="float" office:value="51240">
                <text:p>51240</text:p>
              </table:table-cell>
            </table:table-row>
            <table:table-row>
              <table:table-cell office:value-type="string"/>
              <table:table-cell office:value-type="float" office:value="194282">
                <text:p>194282</text:p>
              </table:table-cell>
              <table:table-cell office:value-type="float" office:value="255900">
                <text:p>255900</text:p>
              </table:table-cell>
              <table:table-cell office:value-type="float" office:value="102360">
                <text:p>102360</text:p>
              </table:table-cell>
              <table:table-cell office:value-type="float" office:value="68240">
                <text:p>682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